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5" style:family="table-cell" style:parent-style-name="Normal_TRA9901"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 style:family="table-cell" style:parent-style-name="Default" style:data-style-name="N0">
      <style:table-cell-properties fo:background-color="#FFFFFF"/>
    </style:style>
    <style:style style:name="ce7" style:family="table-cell" style:parent-style-name="Heading_6._32_New_32_topics"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8" style:family="table-cell" style:parent-style-name="Heading_6._32_New_32_topics"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9" style:family="table-cell" style:parent-style-name="Normal_TRA9901"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style>
    <style:style style:name="ce10" style:family="table-cell" style:parent-style-name="Normal_TRA9901"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8pt" style:font-size-asian="8pt" style:font-size-complex="8pt"/>
    </style:style>
    <style:style style:name="ce11"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4" style:family="table-cell" style:parent-style-name="Default"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16" style:family="table-cell" style:parent-style-name="Default"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Default"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8" style:family="table-cell" style:parent-style-name="Default" style:data-style-name="N0">
      <style:table-cell-properties fo:border-top="none" fo:border-bottom="2pt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9"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20" style:family="table-cell" style:parent-style-name="Normal_TRA2502a"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1" style:family="table-cell" style:parent-style-name="Normal_TRA2502a"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2" style:family="table-cell" style:parent-style-name="Comma"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 style:family="table-cell" style:parent-style-name="Comma"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4" style:family="table-cell" style:parent-style-name="Normal_TRA2501"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5" style:family="table-cell" style:parent-style-name="Normal_TRA2501" style:data-style-name="N38">
      <style:table-cell-properties fo:border-top="none" fo:border-bottom="2pt solid #000000" fo:border-left="none" fo:border-right="none"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2pt solid #000000" fo:border-left="none" fo:border-right="none" fo:background-color="#FFFFFF"/>
    </style:style>
    <style:style style:name="ce27"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8" style:family="table-cell" style:parent-style-name="Normal_TRA9901"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9"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30" style:family="table-cell" style:parent-style-name="Normal_TRA9901"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1" style:family="table-cell" style:parent-style-name="Hyperlink" style:data-style-name="N0">
      <style:table-cell-properties style:vertical-align="automatic" fo:background-color="transparent"/>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32"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33"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Normal_TRA2501" style:data-style-name="N38">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6">
      <style:table-cell-properties fo:background-color="#FFFFFF"/>
    </style:style>
    <style:style style:name="ce36"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37" style:family="table-cell" style:parent-style-name="Default"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39" style:family="table-cell" style:parent-style-name="Normal_32_3"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40" style:family="table-cell" style:parent-style-name="Normal_32_2"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41" style:family="table-cell" style:parent-style-name="Normal_32_3" style:data-style-name="N36">
      <style:table-cell-properties style:vertical-align="automatic" fo:background-color="#FFFFFF"/>
      <style:text-properties style:font-name="Calibri" style:font-name-asian="Calibri" style:font-name-complex="Calibri" fo:font-size="11pt" style:font-size-asian="11pt" style:font-size-complex="11pt"/>
    </style:style>
    <style:style style:name="ce42" style:family="table-cell" style:parent-style-name="Comma_32_4" style:data-style-name="N3">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3" style:family="table-cell" style:parent-style-name="Comma_32_4"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4" style:family="table-cell" style:parent-style-name="Normal_TRA2502a_32_3" style:data-style-name="N36">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45" style:family="table-cell" style:parent-style-name="Normal_TRA2501_32_3" style:data-style-name="N38">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Normal_TRA2501_32_3"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Normal_TRA9901_32_3"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48" style:family="table-cell" style:parent-style-name="Hyperlink_32_3"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text-underline-style="none" style:text-underline-type="none" fo:font-weight="normal" style:font-weight-asian="normal" style:font-weight-complex="normal"/>
    </style:style>
    <style:style style:name="ce49" style:family="table-cell" style:parent-style-name="Normal_TRA9901_32_3"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0" style:family="table-cell" style:parent-style-name="Hyperlink_32_3"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51" style:family="table-cell" style:parent-style-name="Normal_TRA9901_32_3"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2" style:family="table-cell" style:parent-style-name="Normal_32_3"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3" style:family="table-cell" style:parent-style-name="Normal_32_3" style:data-style-name="N0">
      <style:table-cell-properties fo:border-top="none" fo:border-bottom="2pt solid #000000" fo:border-left="none" fo:border-right="none" style:vertical-align="automatic" fo:background-color="#FFFFFF"/>
      <style:text-properties style:font-name="Calibri" style:font-name-asian="Calibri" style:font-name-complex="Calibri" fo:font-size="11pt" style:font-size-asian="11pt" style:font-size-complex="11pt"/>
    </style:style>
    <style:style style:name="ce54" style:family="table-cell" style:parent-style-name="Normal_TRA2501_32_3" style:data-style-name="N38">
      <style:table-cell-properties fo:border-top="none" fo:border-bottom="2pt solid #000000" fo:border-left="none" fo:border-right="none"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Normal_TRA2501_32_3"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56" style:family="table-cell" style:parent-style-name="Normal_TRA2502a_32_3"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57" style:family="table-cell" style:parent-style-name="Normal_32_3" style:data-style-name="N0">
      <style:table-cell-properties fo:border-top="none" fo:border-bottom="2pt solid #000000" fo:border-left="none" fo:border-right="none" style:vertical-align="automatic" fo:wrap-option="wrap" fo:background-color="#FFFFFF" style:repeat-content="false"/>
      <style:paragraph-properties fo:text-align="center"/>
      <style:text-properties style:font-name="Calibri" style:font-name-asian="Calibri" style:font-name-complex="Calibri" fo:font-size="11pt" style:font-size-asian="11pt" style:font-size-complex="11pt"/>
    </style:style>
    <style:style style:name="ce58" style:family="table-cell" style:parent-style-name="Normal_32_3"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9" style:family="table-cell" style:parent-style-name="Normal_32_3"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Normal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61" style:family="table-cell" style:parent-style-name="Normal_32_3" style:data-style-name="N0">
      <style:table-cell-properties style:vertical-align="automatic" fo:wrap-option="wrap" fo:background-color="#FFFFFF"/>
      <style:text-properties style:font-name="Calibri" style:font-name-asian="Calibri" style:font-name-complex="Calibri" fo:font-size="11pt" style:font-size-asian="11pt" style:font-size-complex="11pt"/>
    </style:style>
    <style:style style:name="ce62" style:family="table-cell" style:parent-style-name="Normal_32_3"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Calibri" style:font-name-asian="Calibri" style:font-name-complex="Calibri" fo:font-size="11pt" style:font-size-asian="11pt" style:font-size-complex="11pt"/>
    </style:style>
    <style:style style:name="ce63" style:family="table-cell" style:parent-style-name="Normal_32_3" style:data-style-name="N0">
      <style:table-cell-properties style:vertical-align="automatic" fo:wrap-option="wrap" fo:background-color="#FFFFFF" style:repeat-content="false"/>
      <style:paragraph-properties fo:text-align="center"/>
      <style:text-properties style:font-name="Calibri" style:font-name-asian="Calibri" style:font-name-complex="Calibri" fo:font-size="11pt" style:font-size-asian="11pt" style:font-size-complex="11pt"/>
    </style:style>
    <style:style style:name="ce64" style:family="table-cell" style:parent-style-name="Normal_32_3"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Normal_32_3"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66" style:family="table-cell" style:parent-style-name="Normal_32_3"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7" style:family="table-cell" style:parent-style-name="Normal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68" style:family="table-cell" style:parent-style-name="Normal_TRA9901_32_3"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8pt" style:font-size-asian="8pt" style:font-size-complex="8pt"/>
    </style:style>
    <style:style style:name="ce69" style:family="table-cell" style:parent-style-name="Normal_TRA9901_32_3"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style>
    <style:style style:name="ce70" style:family="table-cell" style:parent-style-name="Heading_6._32_New_32_topics_32_3"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71" style:family="table-cell" style:parent-style-name="Heading_6._32_New_32_topics_32_3"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72" style:family="table-cell" style:parent-style-name="Normal_TRA9901_32_3"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73" style:family="table-cell" style:parent-style-name="Normal_TRA9901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74" style:family="table-cell" style:parent-style-name="Normal_TRA9901_32_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75" style:family="table-cell" style:parent-style-name="Normal_32_2" style:data-style-name="N0">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76" style:family="table-cell" style:parent-style-name="Normal_32_2" style:data-style-name="N36">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77" style:family="table-cell" style:parent-style-name="Normal_32_2"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78" style:family="table-cell" style:parent-style-name="Normal_32_2" style:data-style-name="N0">
      <style:table-cell-properties style:vertical-align="middle"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79" style:family="table-cell" style:parent-style-name="Normal_32_2"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0pt" style:font-size-asian="10pt" style:font-size-complex="10pt"/>
    </style:style>
    <style:style style:name="ce80" style:family="table-cell" style:parent-style-name="Normal_TRA2501" style:data-style-name="N38">
      <style:table-cell-properties fo:border-top="none" fo:border-bottom="2pt solid #000000" fo:border-left="none" fo:border-right="none"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Normal_TRA2501"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82" style:family="table-cell" style:parent-style-name="Normal_32_2" style:data-style-name="N3">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83" style:family="table-cell" style:parent-style-name="Comma_32_2" style:data-style-name="N3">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4" style:family="table-cell" style:parent-style-name="Comma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5" style:family="table-cell" style:parent-style-name="Comma_32_2" style:data-style-name="N36">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6" style:family="table-cell" style:parent-style-name="Normal_TRA2502a" style:data-style-name="N36">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87" style:family="table-cell" style:parent-style-name="Normal_TRA2502a"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88" style:family="table-cell" style:parent-style-name="Normal_32_2"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style:style>
    <style:style style:name="ce89" style:family="table-cell" style:parent-style-name="Normal_32_2"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0" style:family="table-cell" style:parent-style-name="Normal_32_2"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1" style:family="table-cell" style:parent-style-name="Normal_32_2" style:data-style-name="N0">
      <style:table-cell-properties style:vertical-align="automatic" fo:background-color="#FFFFFF" style:cell-protect="protected"/>
      <style:text-properties style:font-name="Arial" style:font-name-asian="Arial" style:font-name-complex="Arial" fo:font-size="12pt" style:font-size-asian="12pt" style:font-size-complex="12pt"/>
    </style:style>
    <style:style style:name="ce92" style:family="table-cell" style:parent-style-name="Normal_32_2" style:data-style-name="N0">
      <style:table-cell-properties style:vertical-align="automatic" fo:wrap-option="wrap" fo:background-color="#FFFFFF" style:cell-protect="protected"/>
      <style:text-properties style:font-name="Arial" style:font-name-asian="Arial" style:font-name-complex="Arial" fo:font-size="10pt" style:font-size-asian="10pt" style:font-size-complex="10pt"/>
    </style:style>
    <style:style style:name="ce93" style:family="table-cell" style:parent-style-name="Normal_32_2" style:data-style-name="N0">
      <style:table-cell-properties fo:border-top="thin solid #000000" fo:border-bottom="thin solid #000000" fo:border-left="none" fo:border-right="none"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style:style>
    <style:style style:name="ce94" style:family="table-cell" style:parent-style-name="Normal_32_2" style:data-style-name="N0">
      <style:table-cell-properties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style:style>
    <style:style style:name="ce95" style:family="table-cell" style:parent-style-name="Normal_32_2" style:data-style-name="N0">
      <style:table-cell-properties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96" style:family="table-cell" style:parent-style-name="Normal_32_2" style:data-style-name="N0">
      <style:table-cell-properties style:vertical-align="automatic" fo:wrap-option="wrap" fo:background-color="#FFFFFF" style:cell-protect="protected"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97" style:family="table-cell" style:parent-style-name="Normal_32_2" style:data-style-name="N0">
      <style:table-cell-properties fo:border-top="2pt solid #000000" fo:border-bottom="thin solid #000000" fo:border-left="none" fo:border-right="none"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98" style:family="table-cell" style:parent-style-name="Normal_32_2"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99" style:family="table-cell" style:parent-style-name="Normal_TRA9901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8pt" style:font-size-asian="8pt" style:font-size-complex="8pt"/>
    </style:style>
    <style:style style:name="ce100" style:family="table-cell" style:parent-style-name="Normal_TRA9901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style>
    <style:style style:name="ce101" style:family="table-cell" style:parent-style-name="Heading_6._32_New_32_topics_32_2"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02" style:family="table-cell" style:parent-style-name="Heading_6._32_New_32_topics_32_2"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03" style:family="table-cell" style:parent-style-name="Normal_TRA9901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104" style:family="table-cell" style:parent-style-name="Normal_TRA9901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105" style:family="table-cell" style:parent-style-name="Normal_32_2"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style>
    <style:style style:name="ce106" style:family="table-cell" style:parent-style-name="Hyperlink"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107" style:family="table-cell" style:parent-style-name="Normal_32_2" style:data-style-name="N0">
      <style:table-cell-properties fo:border-top="2pt solid #000000" fo:border-bottom="none" fo:border-left="none" fo:border-right="none" style:vertical-align="middle"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4.47145833333333cm"/>
    </style:style>
    <style:style style:name="co2" style:family="table-column">
      <style:table-column-properties fo:break-before="auto" style:column-width="0.502708333333333cm"/>
    </style:style>
    <style:style style:name="co3" style:family="table-column">
      <style:table-column-properties fo:break-before="auto" style:column-width="1.85208333333333cm"/>
    </style:style>
    <style:style style:name="co4" style:family="table-column">
      <style:table-column-properties fo:break-before="auto" style:column-width="0.529166666666667cm"/>
    </style:style>
    <style:style style:name="co5"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5.75pt" style:use-optimal-row-height="false" fo:break-before="auto"/>
    </style:style>
    <style:style style:name="ro4" style:family="table-row">
      <style:table-row-properties style:row-height="31.5pt" style:use-optimal-row-height="false" fo:break-before="auto"/>
    </style:style>
    <style:style style:name="ro5" style:family="table-row">
      <style:table-row-properties style:row-height="29.25pt" style:use-optimal-row-height="false" fo:break-before="auto"/>
    </style:style>
    <style:style style:name="ro6" style:family="table-row">
      <style:table-row-properties style:row-height="21.75pt" style:use-optimal-row-height="false" fo:break-before="auto"/>
    </style:style>
    <style:style style:name="ro7" style:family="table-row">
      <style:table-row-properties style:row-height="13.5pt" style:use-optimal-row-height="false" fo:break-before="auto"/>
    </style:style>
    <style:style style:name="ro8" style:family="table-row">
      <style:table-row-properties style:row-height="19.5pt" style:use-optimal-row-height="false" fo:break-before="auto"/>
    </style:style>
    <style:style style:name="ro9" style:family="table-row">
      <style:table-row-properties style:row-height="6pt" style:use-optimal-row-height="false" fo:break-before="auto"/>
    </style:style>
    <style:style style:name="ro10" style:family="table-row">
      <style:table-row-properties style:row-height="18.75pt" style:use-optimal-row-height="true" fo:break-before="auto"/>
    </style:style>
    <style:style style:name="ro11" style:family="table-row">
      <style:table-row-properties style:row-height="13.5pt" style:use-optimal-row-height="true" fo:break-before="auto"/>
    </style:style>
    <style:style style:name="ro12" style:family="table-row">
      <style:table-row-properties style:row-height="44.25pt" style:use-optimal-row-height="false" fo:break-before="auto"/>
    </style:style>
    <style:style style:name="ro13"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4206_(2017)" table:style-name="ta1">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4"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number-columns-repeated="4" table:default-cell-style-name="ce6"/>
        <table:table-column table:style-name="co5" table:number-columns-repeated="16365" table:default-cell-style-name="ce6"/>
        <table:table-row table:style-name="ro1">
          <table:table-cell office:value-type="string" table:style-name="ce2">
            <text:p>Department for Transport statistics</text:p>
          </table:table-cell>
          <table:table-cell table:number-columns-repeated="11" table:style-name="ce3"/>
          <table:table-cell table:number-columns-repeated="16372" table:style-name="ce4"/>
        </table:table-row>
        <table:table-row table:style-name="ro2">
          <table:table-cell office:value-type="string" table:number-columns-spanned="12" table:number-rows-spanned="1" table:style-name="ce36">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4"/>
        </table:table-row>
        <table:table-row table:style-name="ro1">
          <table:table-cell office:value-type="string" table:style-name="ce5">
            <text:p>Table TRA4206</text:p>
          </table:table-cell>
          <table:table-cell table:style-name="ce5"/>
          <table:table-cell table:number-columns-repeated="11" table:style-name="ce3"/>
          <table:table-cell table:number-columns-repeated="16371" table:style-name="ce6"/>
        </table:table-row>
        <table:table-row table:style-name="ro1">
          <table:table-cell office:value-type="string" table:style-name="ce5">
            <text:p>Motor vehicle traffic (vehicle miles) by road class, road management and region in England, 2017</text:p>
          </table:table-cell>
          <table:table-cell table:style-name="ce5"/>
          <table:table-cell table:number-columns-repeated="4" table:style-name="ce7"/>
          <table:table-cell table:number-columns-repeated="4" table:style-name="ce8"/>
          <table:table-cell table:number-columns-repeated="3" table:style-name="ce7"/>
          <table:table-cell table:number-columns-repeated="16371" table:style-name="ce6"/>
        </table:table-row>
        <table:table-row table:style-name="ro1">
          <table:table-cell table:number-columns-repeated="2" table:style-name="ce9"/>
          <table:table-cell table:number-columns-repeated="11" table:style-name="ce10"/>
          <table:table-cell table:number-columns-repeated="5" table:style-name="ce6"/>
          <table:table-cell office:value-type="string" table:style-name="ce11">
            <text:p>Billion vehicle miles / miles</text:p>
          </table:table-cell>
          <table:table-cell table:number-columns-repeated="16365"/>
        </table:table-row>
        <table:table-row table:style-name="ro3">
          <table:table-cell table:number-columns-repeated="2" table:style-name="ce12"/>
          <table:table-cell office:value-type="string" table:number-columns-spanned="8" table:number-rows-spanned="1" table:style-name="ce37">
            <text:p>Traffic volume</text:p>
          </table:table-cell>
          <table:covered-table-cell table:number-columns-repeated="7"/>
          <table:table-cell table:style-name="ce13"/>
          <table:table-cell office:value-type="string" table:number-columns-spanned="8" table:number-rows-spanned="1" table:style-name="ce37">
            <text:p>Road length</text:p>
          </table:table-cell>
          <table:covered-table-cell table:number-columns-repeated="7"/>
          <table:table-cell table:number-columns-repeated="16365" table:style-name="ce4"/>
        </table:table-row>
        <table:table-row table:style-name="ro4">
          <table:table-cell table:number-columns-repeated="2" table:style-name="ce12"/>
          <table:table-cell office:value-type="string" table:number-columns-spanned="3" table:number-rows-spanned="1" table:style-name="ce38">
            <text:p>Highways England (HE) managed roads</text:p>
          </table:table-cell>
          <table:covered-table-cell table:number-columns-repeated="2"/>
          <table:table-cell table:style-name="ce13"/>
          <table:table-cell office:value-type="string" table:number-columns-spanned="3" table:number-rows-spanned="1" table:style-name="ce38">
            <text:p>Local authority (LA) managed <text:s/>roads</text:p>
          </table:table-cell>
          <table:covered-table-cell table:number-columns-repeated="2"/>
          <table:table-cell table:style-name="ce14"/>
          <table:table-cell table:style-name="ce15"/>
          <table:table-cell office:value-type="string" table:number-columns-spanned="3" table:number-rows-spanned="1" table:style-name="ce38">
            <text:p>Highways England (HE) managed roads</text:p>
          </table:table-cell>
          <table:covered-table-cell table:number-columns-repeated="2"/>
          <table:table-cell table:style-name="ce14"/>
          <table:table-cell office:value-type="string" table:number-columns-spanned="3" table:number-rows-spanned="1" table:style-name="ce38">
            <text:p>Local authority (LA) managed <text:s/>roads</text:p>
          </table:table-cell>
          <table:covered-table-cell table:number-columns-repeated="2"/>
          <table:table-cell table:style-name="ce15"/>
          <table:table-cell table:number-columns-repeated="16365" table:style-name="ce4"/>
        </table:table-row>
        <table:table-row table:style-name="ro5">
          <table:table-cell office:value-type="string" table:style-name="ce16">
            <text:p>Region</text:p>
          </table:table-cell>
          <table:table-cell table:style-name="ce17"/>
          <table:table-cell office:value-type="string" table:style-name="ce18">
            <text:p>Motorways</text:p>
          </table:table-cell>
          <table:table-cell office:value-type="string" table:style-name="ce18">
            <text:p>'A' roads</text:p>
          </table:table-cell>
          <table:table-cell office:value-type="string" table:style-name="ce18">
            <text:p>All HE roads</text:p>
          </table:table-cell>
          <table:table-cell table:style-name="ce18"/>
          <table:table-cell office:value-type="string" table:style-name="ce18">
            <text:p>Major roads</text:p>
          </table:table-cell>
          <table:table-cell office:value-type="string" table:style-name="ce18">
            <text:p>Minor roads</text:p>
          </table:table-cell>
          <table:table-cell office:value-type="string" table:style-name="ce18">
            <text:p>All LA roads</text:p>
          </table:table-cell>
          <table:table-cell office:value-type="string" table:style-name="ce18">
            <text:p>All Roads</text:p>
          </table:table-cell>
          <table:table-cell table:style-name="ce18"/>
          <table:table-cell office:value-type="string" table:style-name="ce18">
            <text:p>Motorways</text:p>
          </table:table-cell>
          <table:table-cell office:value-type="string" table:style-name="ce18">
            <text:p>'A' roads</text:p>
          </table:table-cell>
          <table:table-cell office:value-type="string" table:style-name="ce18">
            <text:p>All HE roads</text:p>
          </table:table-cell>
          <table:table-cell table:style-name="ce18"/>
          <table:table-cell office:value-type="string" table:style-name="ce18">
            <text:p>Major roads</text:p>
          </table:table-cell>
          <table:table-cell office:value-type="string" table:style-name="ce18">
            <text:p>Minor roads</text:p>
          </table:table-cell>
          <table:table-cell office:value-type="string" table:style-name="ce18">
            <text:p>All LA roads</text:p>
          </table:table-cell>
          <table:table-cell office:value-type="string" table:style-name="ce18">
            <text:p>All Roads</text:p>
          </table:table-cell>
          <table:table-cell table:number-columns-repeated="16365" table:style-name="ce19"/>
        </table:table-row>
        <table:table-row table:style-name="ro6">
          <table:table-cell office:value-type="string" table:style-name="ce20">
            <text:p>North East</text:p>
          </table:table-cell>
          <table:table-cell table:style-name="ce20"/>
          <table:table-cell office:value-type="float" office:value="0.7" table:style-name="ce21">
            <text:p>0.7</text:p>
          </table:table-cell>
          <table:table-cell office:value-type="float" office:value="2.7" table:style-name="ce21">
            <text:p>2.7</text:p>
          </table:table-cell>
          <table:table-cell office:value-type="float" office:value="3.5" table:style-name="ce21">
            <text:p>3.5</text:p>
          </table:table-cell>
          <table:table-cell table:style-name="ce21"/>
          <table:table-cell office:value-type="float" office:value="4.2" table:style-name="ce21">
            <text:p>4.2</text:p>
          </table:table-cell>
          <table:table-cell office:value-type="float" office:value="4.4000000000000004" table:style-name="ce21">
            <text:p>4.4</text:p>
          </table:table-cell>
          <table:table-cell office:value-type="float" office:value="8.6" table:style-name="ce21">
            <text:p>8.6</text:p>
          </table:table-cell>
          <table:table-cell office:value-type="float" office:value="12.1" table:style-name="ce21">
            <text:p>12.1</text:p>
          </table:table-cell>
          <table:table-cell table:style-name="ce22"/>
          <table:table-cell office:value-type="float" office:value="35" table:style-name="ce23">
            <text:p>35</text:p>
          </table:table-cell>
          <table:table-cell office:value-type="float" office:value="216" table:style-name="ce23">
            <text:p>216</text:p>
          </table:table-cell>
          <table:table-cell office:value-type="float" office:value="250" table:style-name="ce23">
            <text:p>250</text:p>
          </table:table-cell>
          <table:table-cell table:style-name="ce23"/>
          <table:table-cell office:value-type="float" office:value="893" table:style-name="ce23">
            <text:p>893</text:p>
          </table:table-cell>
          <table:table-cell office:value-type="float" office:value="9006" table:style-name="ce23">
            <text:p>9,006</text:p>
          </table:table-cell>
          <table:table-cell office:value-type="float" office:value="9899" table:style-name="ce23">
            <text:p>9,899</text:p>
          </table:table-cell>
          <table:table-cell office:value-type="float" office:value="10150" table:style-name="ce23">
            <text:p>10,150</text:p>
          </table:table-cell>
          <table:table-cell table:number-columns-repeated="16365"/>
        </table:table-row>
        <table:table-row table:style-name="ro7">
          <table:table-cell office:value-type="string" table:style-name="ce20">
            <text:p>North West</text:p>
          </table:table-cell>
          <table:table-cell table:style-name="ce20"/>
          <table:table-cell office:value-type="float" office:value="11.6" table:style-name="ce21">
            <text:p>11.6</text:p>
          </table:table-cell>
          <table:table-cell office:value-type="float" office:value="1.5" table:style-name="ce21">
            <text:p>1.5</text:p>
          </table:table-cell>
          <table:table-cell office:value-type="float" office:value="13.2" table:style-name="ce21">
            <text:p>13.2</text:p>
          </table:table-cell>
          <table:table-cell table:style-name="ce21"/>
          <table:table-cell office:value-type="float" office:value="11.2" table:style-name="ce21">
            <text:p>11.2</text:p>
          </table:table-cell>
          <table:table-cell office:value-type="float" office:value="11" table:style-name="ce21">
            <text:p>11.0</text:p>
          </table:table-cell>
          <table:table-cell office:value-type="float" office:value="22.2" table:style-name="ce21">
            <text:p>22.2</text:p>
          </table:table-cell>
          <table:table-cell office:value-type="float" office:value="35.4" table:style-name="ce21">
            <text:p>35.4</text:p>
          </table:table-cell>
          <table:table-cell table:style-name="ce22"/>
          <table:table-cell office:value-type="float" office:value="392" table:style-name="ce23">
            <text:p>392</text:p>
          </table:table-cell>
          <table:table-cell office:value-type="float" office:value="183" table:style-name="ce23">
            <text:p>183</text:p>
          </table:table-cell>
          <table:table-cell office:value-type="float" office:value="574" table:style-name="ce23">
            <text:p>574</text:p>
          </table:table-cell>
          <table:table-cell table:style-name="ce23"/>
          <table:table-cell office:value-type="float" office:value="2332" table:style-name="ce23">
            <text:p>2,332</text:p>
          </table:table-cell>
          <table:table-cell office:value-type="float" office:value="20176" table:style-name="ce23">
            <text:p>20,176</text:p>
          </table:table-cell>
          <table:table-cell office:value-type="float" office:value="22508" table:style-name="ce23">
            <text:p>22,508</text:p>
          </table:table-cell>
          <table:table-cell office:value-type="float" office:value="23082" table:style-name="ce23">
            <text:p>23,082</text:p>
          </table:table-cell>
          <table:table-cell table:number-columns-repeated="16365"/>
        </table:table-row>
        <table:table-row table:style-name="ro7">
          <table:table-cell office:value-type="string" table:style-name="ce20">
            <text:p>Yorkshire and the Humber</text:p>
          </table:table-cell>
          <table:table-cell table:style-name="ce20"/>
          <table:table-cell office:value-type="float" office:value="7.2" table:style-name="ce21">
            <text:p>7.2</text:p>
          </table:table-cell>
          <table:table-cell office:value-type="float" office:value="2" table:style-name="ce21">
            <text:p>2.0</text:p>
          </table:table-cell>
          <table:table-cell office:value-type="float" office:value="9.1999999999999993" table:style-name="ce21">
            <text:p>9.2</text:p>
          </table:table-cell>
          <table:table-cell table:style-name="ce21"/>
          <table:table-cell office:value-type="float" office:value="9" table:style-name="ce21">
            <text:p>9.0</text:p>
          </table:table-cell>
          <table:table-cell office:value-type="float" office:value="9.1" table:style-name="ce21">
            <text:p>9.1</text:p>
          </table:table-cell>
          <table:table-cell office:value-type="float" office:value="18.2" table:style-name="ce21">
            <text:p>18.2</text:p>
          </table:table-cell>
          <table:table-cell office:value-type="float" office:value="27.4" table:style-name="ce21">
            <text:p>27.4</text:p>
          </table:table-cell>
          <table:table-cell table:style-name="ce22"/>
          <table:table-cell office:value-type="float" office:value="260" table:style-name="ce23">
            <text:p>260</text:p>
          </table:table-cell>
          <table:table-cell office:value-type="float" office:value="172" table:style-name="ce23">
            <text:p>172</text:p>
          </table:table-cell>
          <table:table-cell office:value-type="float" office:value="432" table:style-name="ce23">
            <text:p>432</text:p>
          </table:table-cell>
          <table:table-cell table:style-name="ce23"/>
          <table:table-cell office:value-type="float" office:value="1919" table:style-name="ce23">
            <text:p>1,919</text:p>
          </table:table-cell>
          <table:table-cell office:value-type="float" office:value="17594" table:style-name="ce23">
            <text:p>17,594</text:p>
          </table:table-cell>
          <table:table-cell office:value-type="float" office:value="19514" table:style-name="ce23">
            <text:p>19,514</text:p>
          </table:table-cell>
          <table:table-cell office:value-type="float" office:value="19945" table:style-name="ce23">
            <text:p>19,945</text:p>
          </table:table-cell>
          <table:table-cell table:number-columns-repeated="16365"/>
        </table:table-row>
        <table:table-row table:style-name="ro7">
          <table:table-cell office:value-type="string" table:style-name="ce20">
            <text:p>East Midlands</text:p>
          </table:table-cell>
          <table:table-cell table:style-name="ce20"/>
          <table:table-cell office:value-type="float" office:value="4.4000000000000004" table:style-name="ce21">
            <text:p>4.4</text:p>
          </table:table-cell>
          <table:table-cell office:value-type="float" office:value="5.3" table:style-name="ce21">
            <text:p>5.3</text:p>
          </table:table-cell>
          <table:table-cell office:value-type="float" office:value="9.6999999999999993" table:style-name="ce21">
            <text:p>9.7</text:p>
          </table:table-cell>
          <table:table-cell table:style-name="ce21"/>
          <table:table-cell office:value-type="float" office:value="8.8000000000000007" table:style-name="ce21">
            <text:p>8.8</text:p>
          </table:table-cell>
          <table:table-cell office:value-type="float" office:value="9" table:style-name="ce21">
            <text:p>9.0</text:p>
          </table:table-cell>
          <table:table-cell office:value-type="float" office:value="17.8" table:style-name="ce21">
            <text:p>17.8</text:p>
          </table:table-cell>
          <table:table-cell office:value-type="float" office:value="27.5" table:style-name="ce21">
            <text:p>27.5</text:p>
          </table:table-cell>
          <table:table-cell table:style-name="ce22"/>
          <table:table-cell office:value-type="float" office:value="124" table:style-name="ce23">
            <text:p>124</text:p>
          </table:table-cell>
          <table:table-cell office:value-type="float" office:value="367" table:style-name="ce23">
            <text:p>367</text:p>
          </table:table-cell>
          <table:table-cell office:value-type="float" office:value="491" table:style-name="ce23">
            <text:p>491</text:p>
          </table:table-cell>
          <table:table-cell table:style-name="ce23"/>
          <table:table-cell office:value-type="float" office:value="2047" table:style-name="ce23">
            <text:p>2,047</text:p>
          </table:table-cell>
          <table:table-cell office:value-type="float" office:value="17153" table:style-name="ce23">
            <text:p>17,153</text:p>
          </table:table-cell>
          <table:table-cell office:value-type="float" office:value="19200" table:style-name="ce23">
            <text:p>19,200</text:p>
          </table:table-cell>
          <table:table-cell office:value-type="float" office:value="19691" table:style-name="ce23">
            <text:p>19,691</text:p>
          </table:table-cell>
          <table:table-cell table:number-columns-repeated="16365"/>
        </table:table-row>
        <table:table-row table:style-name="ro7">
          <table:table-cell office:value-type="string" table:style-name="ce20">
            <text:p>West Midlands</text:p>
          </table:table-cell>
          <table:table-cell table:style-name="ce20"/>
          <table:table-cell office:value-type="float" office:value="8.5" table:style-name="ce21">
            <text:p>8.5</text:p>
          </table:table-cell>
          <table:table-cell office:value-type="float" office:value="2.9" table:style-name="ce21">
            <text:p>2.9</text:p>
          </table:table-cell>
          <table:table-cell office:value-type="float" office:value="11.4" table:style-name="ce21">
            <text:p>11.4</text:p>
          </table:table-cell>
          <table:table-cell table:style-name="ce21"/>
          <table:table-cell office:value-type="float" office:value="9.1999999999999993" table:style-name="ce21">
            <text:p>9.2</text:p>
          </table:table-cell>
          <table:table-cell office:value-type="float" office:value="10.9" table:style-name="ce21">
            <text:p>10.9</text:p>
          </table:table-cell>
          <table:table-cell office:value-type="float" office:value="20.100000000000001" table:style-name="ce21">
            <text:p>20.1</text:p>
          </table:table-cell>
          <table:table-cell office:value-type="float" office:value="31.5" table:style-name="ce21">
            <text:p>31.5</text:p>
          </table:table-cell>
          <table:table-cell table:style-name="ce22"/>
          <table:table-cell office:value-type="float" office:value="274" table:style-name="ce23">
            <text:p>274</text:p>
          </table:table-cell>
          <table:table-cell office:value-type="float" office:value="274" table:style-name="ce23">
            <text:p>274</text:p>
          </table:table-cell>
          <table:table-cell office:value-type="float" office:value="548" table:style-name="ce23">
            <text:p>548</text:p>
          </table:table-cell>
          <table:table-cell table:style-name="ce23"/>
          <table:table-cell office:value-type="float" office:value="1943" table:style-name="ce23">
            <text:p>1,943</text:p>
          </table:table-cell>
          <table:table-cell office:value-type="float" office:value="18136" table:style-name="ce23">
            <text:p>18,136</text:p>
          </table:table-cell>
          <table:table-cell office:value-type="float" office:value="20079" table:style-name="ce23">
            <text:p>20,079</text:p>
          </table:table-cell>
          <table:table-cell office:value-type="float" office:value="20627" table:style-name="ce23">
            <text:p>20,627</text:p>
          </table:table-cell>
          <table:table-cell table:number-columns-repeated="16365"/>
        </table:table-row>
        <table:table-row table:style-name="ro7">
          <table:table-cell office:value-type="string" table:style-name="ce20">
            <text:p>East of England</text:p>
          </table:table-cell>
          <table:table-cell table:style-name="ce20"/>
          <table:table-cell office:value-type="float" office:value="6.2" table:style-name="ce21">
            <text:p>6.2</text:p>
          </table:table-cell>
          <table:table-cell office:value-type="float" office:value="7.2" table:style-name="ce21">
            <text:p>7.2</text:p>
          </table:table-cell>
          <table:table-cell office:value-type="float" office:value="13.4" table:style-name="ce21">
            <text:p>13.4</text:p>
          </table:table-cell>
          <table:table-cell table:style-name="ce21"/>
          <table:table-cell office:value-type="float" office:value="10.7" table:style-name="ce21">
            <text:p>10.7</text:p>
          </table:table-cell>
          <table:table-cell office:value-type="float" office:value="14.6" table:style-name="ce21">
            <text:p>14.6</text:p>
          </table:table-cell>
          <table:table-cell office:value-type="float" office:value="25.3" table:style-name="ce21">
            <text:p>25.3</text:p>
          </table:table-cell>
          <table:table-cell office:value-type="float" office:value="38.700000000000003" table:style-name="ce21">
            <text:p>38.7</text:p>
          </table:table-cell>
          <table:table-cell table:style-name="ce22"/>
          <table:table-cell office:value-type="float" office:value="164" table:style-name="ce23">
            <text:p>164</text:p>
          </table:table-cell>
          <table:table-cell office:value-type="float" office:value="484" table:style-name="ce23">
            <text:p>484</text:p>
          </table:table-cell>
          <table:table-cell office:value-type="float" office:value="648" table:style-name="ce23">
            <text:p>648</text:p>
          </table:table-cell>
          <table:table-cell table:style-name="ce23"/>
          <table:table-cell office:value-type="float" office:value="1932" table:style-name="ce23">
            <text:p>1,932</text:p>
          </table:table-cell>
          <table:table-cell office:value-type="float" office:value="22307" table:style-name="ce23">
            <text:p>22,307</text:p>
          </table:table-cell>
          <table:table-cell office:value-type="float" office:value="24239" table:style-name="ce23">
            <text:p>24,239</text:p>
          </table:table-cell>
          <table:table-cell office:value-type="float" office:value="24887" table:style-name="ce23">
            <text:p>24,887</text:p>
          </table:table-cell>
          <table:table-cell table:number-columns-repeated="16365"/>
        </table:table-row>
        <table:table-row table:style-name="ro7">
          <table:table-cell office:value-type="string" table:style-name="ce20">
            <text:p>London</text:p>
          </table:table-cell>
          <table:table-cell table:style-name="ce20"/>
          <table:table-cell office:value-type="float" office:value="1.6" table:style-name="ce21">
            <text:p>1.6</text:p>
          </table:table-cell>
          <table:table-cell office:value-type="float" office:value="0" table:style-name="ce21">
            <text:p>0.0</text:p>
          </table:table-cell>
          <table:table-cell office:value-type="float" office:value="1.6" table:style-name="ce21">
            <text:p>1.6</text:p>
          </table:table-cell>
          <table:table-cell table:style-name="ce21"/>
          <table:table-cell office:value-type="float" office:value="10.4" table:style-name="ce21">
            <text:p>10.4</text:p>
          </table:table-cell>
          <table:table-cell office:value-type="float" office:value="6.4" table:style-name="ce21">
            <text:p>6.4</text:p>
          </table:table-cell>
          <table:table-cell office:value-type="float" office:value="16.8" table:style-name="ce21">
            <text:p>16.8</text:p>
          </table:table-cell>
          <table:table-cell office:value-type="float" office:value="18.399999999999999" table:style-name="ce21">
            <text:p>18.4</text:p>
          </table:table-cell>
          <table:table-cell table:style-name="ce22"/>
          <table:table-cell office:value-type="float" office:value="37" table:style-name="ce23">
            <text:p>37</text:p>
          </table:table-cell>
          <table:table-cell office:value-type="float" office:value="1" table:style-name="ce23">
            <text:p>1</text:p>
          </table:table-cell>
          <table:table-cell office:value-type="float" office:value="38" table:style-name="ce23">
            <text:p>38</text:p>
          </table:table-cell>
          <table:table-cell table:style-name="ce23"/>
          <table:table-cell office:value-type="float" office:value="1067" table:style-name="ce23">
            <text:p>1,067</text:p>
          </table:table-cell>
          <table:table-cell office:value-type="float" office:value="8118" table:style-name="ce23">
            <text:p>8,118</text:p>
          </table:table-cell>
          <table:table-cell office:value-type="float" office:value="9184" table:style-name="ce23">
            <text:p>9,184</text:p>
          </table:table-cell>
          <table:table-cell office:value-type="float" office:value="9222" table:style-name="ce23">
            <text:p>9,222</text:p>
          </table:table-cell>
          <table:table-cell table:number-columns-repeated="16365"/>
        </table:table-row>
        <table:table-row table:style-name="ro7">
          <table:table-cell office:value-type="string" table:style-name="ce20">
            <text:p>South East</text:p>
          </table:table-cell>
          <table:table-cell table:style-name="ce20"/>
          <table:table-cell office:value-type="float" office:value="14.7" table:style-name="ce21">
            <text:p>14.7</text:p>
          </table:table-cell>
          <table:table-cell office:value-type="float" office:value="7.1" table:style-name="ce21">
            <text:p>7.1</text:p>
          </table:table-cell>
          <table:table-cell office:value-type="float" office:value="21.8" table:style-name="ce21">
            <text:p>21.8</text:p>
          </table:table-cell>
          <table:table-cell table:style-name="ce21"/>
          <table:table-cell office:value-type="float" office:value="15.8" table:style-name="ce21">
            <text:p>15.8</text:p>
          </table:table-cell>
          <table:table-cell office:value-type="float" office:value="17.7" table:style-name="ce21">
            <text:p>17.7</text:p>
          </table:table-cell>
          <table:table-cell office:value-type="float" office:value="33.5" table:style-name="ce21">
            <text:p>33.5</text:p>
          </table:table-cell>
          <table:table-cell office:value-type="float" office:value="55.3" table:style-name="ce21">
            <text:p>55.3</text:p>
          </table:table-cell>
          <table:table-cell table:style-name="ce22"/>
          <table:table-cell office:value-type="float" office:value="401" table:style-name="ce23">
            <text:p>401</text:p>
          </table:table-cell>
          <table:table-cell office:value-type="float" office:value="422" table:style-name="ce23">
            <text:p>422</text:p>
          </table:table-cell>
          <table:table-cell office:value-type="float" office:value="823" table:style-name="ce23">
            <text:p>823</text:p>
          </table:table-cell>
          <table:table-cell table:style-name="ce23"/>
          <table:table-cell office:value-type="float" office:value="2843" table:style-name="ce23">
            <text:p>2,843</text:p>
          </table:table-cell>
          <table:table-cell office:value-type="float" office:value="26270" table:style-name="ce23">
            <text:p>26,270</text:p>
          </table:table-cell>
          <table:table-cell office:value-type="float" office:value="29114" table:style-name="ce23">
            <text:p>29,114</text:p>
          </table:table-cell>
          <table:table-cell office:value-type="float" office:value="29937" table:style-name="ce23">
            <text:p>29,937</text:p>
          </table:table-cell>
          <table:table-cell table:number-columns-repeated="16365"/>
        </table:table-row>
        <table:table-row table:style-name="ro7">
          <table:table-cell office:value-type="string" table:style-name="ce20">
            <text:p>South West</text:p>
          </table:table-cell>
          <table:table-cell table:style-name="ce20"/>
          <table:table-cell office:value-type="float" office:value="5.9" table:style-name="ce21">
            <text:p>5.9</text:p>
          </table:table-cell>
          <table:table-cell office:value-type="float" office:value="4.5" table:style-name="ce21">
            <text:p>4.5</text:p>
          </table:table-cell>
          <table:table-cell office:value-type="float" office:value="10.4" table:style-name="ce21">
            <text:p>10.4</text:p>
          </table:table-cell>
          <table:table-cell table:style-name="ce21"/>
          <table:table-cell office:value-type="float" office:value="10.5" table:style-name="ce21">
            <text:p>10.5</text:p>
          </table:table-cell>
          <table:table-cell office:value-type="float" office:value="12.4" table:style-name="ce21">
            <text:p>12.4</text:p>
          </table:table-cell>
          <table:table-cell office:value-type="float" office:value="22.9" table:style-name="ce21">
            <text:p>22.9</text:p>
          </table:table-cell>
          <table:table-cell office:value-type="float" office:value="33.299999999999997" table:style-name="ce21">
            <text:p>33.3</text:p>
          </table:table-cell>
          <table:table-cell table:style-name="ce22"/>
          <table:table-cell office:value-type="float" office:value="203" table:style-name="ce23">
            <text:p>203</text:p>
          </table:table-cell>
          <table:table-cell office:value-type="float" office:value="459" table:style-name="ce23">
            <text:p>459</text:p>
          </table:table-cell>
          <table:table-cell office:value-type="float" office:value="662" table:style-name="ce23">
            <text:p>662</text:p>
          </table:table-cell>
          <table:table-cell table:style-name="ce23"/>
          <table:table-cell office:value-type="float" office:value="2623" table:style-name="ce23">
            <text:p>2,623</text:p>
          </table:table-cell>
          <table:table-cell office:value-type="float" office:value="28004" table:style-name="ce23">
            <text:p>28,004</text:p>
          </table:table-cell>
          <table:table-cell office:value-type="float" office:value="30628" table:style-name="ce23">
            <text:p>30,628</text:p>
          </table:table-cell>
          <table:table-cell office:value-type="float" office:value="31290" table:style-name="ce23">
            <text:p>31,290</text:p>
          </table:table-cell>
          <table:table-cell table:number-columns-repeated="16365"/>
        </table:table-row>
        <table:table-row table:style-name="ro8">
          <table:table-cell office:value-type="string" table:style-name="ce20">
            <text:p>England</text:p>
          </table:table-cell>
          <table:table-cell table:style-name="ce20"/>
          <table:table-cell office:value-type="float" office:value="60.7" table:style-name="ce21">
            <text:p>60.7</text:p>
          </table:table-cell>
          <table:table-cell office:value-type="float" office:value="33.4" table:style-name="ce21">
            <text:p>33.4</text:p>
          </table:table-cell>
          <table:table-cell office:value-type="float" office:value="94.1" table:style-name="ce21">
            <text:p>94.1</text:p>
          </table:table-cell>
          <table:table-cell table:style-name="ce21"/>
          <table:table-cell office:value-type="float" office:value="89.6" table:style-name="ce21">
            <text:p>89.6</text:p>
          </table:table-cell>
          <table:table-cell office:value-type="float" office:value="95.7" table:style-name="ce21">
            <text:p>95.7</text:p>
          </table:table-cell>
          <table:table-cell office:value-type="float" office:value="185.3" table:style-name="ce21">
            <text:p>185.3</text:p>
          </table:table-cell>
          <table:table-cell office:value-type="float" office:value="279.39999999999998" table:style-name="ce21">
            <text:p>279.4</text:p>
          </table:table-cell>
          <table:table-cell table:style-name="ce22"/>
          <table:table-cell office:value-type="float" office:value="1890" table:style-name="ce23">
            <text:p>1,890</text:p>
          </table:table-cell>
          <table:table-cell office:value-type="float" office:value="2578" table:style-name="ce23">
            <text:p>2,578</text:p>
          </table:table-cell>
          <table:table-cell office:value-type="float" office:value="4467" table:style-name="ce23">
            <text:p>4,467</text:p>
          </table:table-cell>
          <table:table-cell table:style-name="ce23"/>
          <table:table-cell office:value-type="float" office:value="17599" table:style-name="ce23">
            <text:p>17,599</text:p>
          </table:table-cell>
          <table:table-cell office:value-type="float" office:value="166765" table:style-name="ce23">
            <text:p>166,765</text:p>
          </table:table-cell>
          <table:table-cell office:value-type="float" office:value="184364" table:style-name="ce23">
            <text:p>184,364</text:p>
          </table:table-cell>
          <table:table-cell office:value-type="float" office:value="188831" table:style-name="ce23">
            <text:p>188,831</text:p>
          </table:table-cell>
          <table:table-cell table:number-columns-repeated="16365"/>
        </table:table-row>
        <table:table-row table:style-name="ro9">
          <table:table-cell table:number-columns-repeated="2" table:style-name="ce24"/>
          <table:table-cell table:number-columns-repeated="11" table:style-name="ce25"/>
          <table:table-cell table:number-columns-repeated="6" table:style-name="ce26"/>
          <table:table-cell table:number-columns-repeated="16365"/>
        </table:table-row>
        <table:table-row table:style-name="ro8">
          <table:table-cell office:value-type="string" table:style-name="ce19">
            <text:p>Telephone: 020 7944 3095</text:p>
          </table:table-cell>
          <table:table-cell table:style-name="ce19"/>
          <table:table-cell table:number-columns-repeated="16" table:style-name="ce6"/>
          <table:table-cell office:value-type="string" table:style-name="ce27">
            <text:p>Source: DfT National Road Traffic Survey</text:p>
          </table:table-cell>
          <table:table-cell table:number-columns-repeated="16365"/>
        </table:table-row>
        <table:table-row table:style-name="ro2">
          <table:table-cell office:value-type="string" table:style-name="ce19">
            <text:p>Email: roadtraff.stats@dft.gsi.gov.uk</text:p>
          </table:table-cell>
          <table:table-cell table:style-name="ce19"/>
          <table:table-cell table:number-columns-repeated="16" table:style-name="ce6"/>
          <table:table-cell office:value-type="string" table:style-name="ce28">
            <text:p>Last updated: July 2018</text:p>
          </table:table-cell>
          <table:table-cell table:number-columns-repeated="16365"/>
        </table:table-row>
        <table:table-row table:style-name="ro2">
          <table:table-cell table:number-columns-repeated="2" table:style-name="ce29"/>
          <table:table-cell table:number-columns-repeated="16" table:style-name="ce6"/>
          <table:table-cell office:value-type="string" table:style-name="ce30">
            <text:p>Next update: June 2019</text:p>
          </table:table-cell>
          <table:table-cell table:number-columns-repeated="16365"/>
        </table:table-row>
        <table:table-row table:style-name="ro2">
          <table:table-cell office:value-type="string" table:style-name="ce31">
            <text:p>Notes &amp; definitions:</text:p>
          </table:table-cell>
          <table:table-cell table:style-name="ce32"/>
          <table:table-cell table:style-name="ce33"/>
          <table:table-cell table:number-columns-repeated="9" table:style-name="ce34"/>
          <table:table-cell table:number-columns-repeated="16372" table:style-name="ce6"/>
        </table:table-row>
        <table:table-row table:style-name="ro2">
          <table:table-cell office:value-type="string" table:number-columns-spanned="12" table:number-rows-spanned="1" table:style-name="ce36">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6"/>
        </table:table-row>
        <table:table-row table:style-name="ro2">
          <table:table-cell office:value-type="string" table:style-name="ce19">
            <text:p>The figures in this table are National Statistics.</text:p>
          </table:table-cell>
          <table:table-cell table:style-name="ce19"/>
          <table:table-cell table:number-columns-repeated="10" table:style-name="ce6"/>
          <table:table-cell table:number-columns-repeated="7" table:style-name="ce35"/>
          <table:table-cell table:number-columns-repeated="16365"/>
        </table:table-row>
        <table:table-row table:style-name="ro2">
          <table:table-cell table:number-columns-repeated="12" table:style-name="ce6"/>
          <table:table-cell table:number-columns-repeated="7" table:style-name="ce23"/>
          <table:table-cell table:number-columns-repeated="16365"/>
        </table:table-row>
        <table:table-row table:style-name="ro2">
          <table:table-cell table:number-columns-repeated="2" table:style-name="ce6"/>
          <table:table-cell table:number-columns-repeated="10" table:style-name="ce35"/>
          <table:table-cell table:number-columns-repeated="7" table:style-name="ce23"/>
          <table:table-cell table:number-columns-repeated="16365"/>
        </table:table-row>
        <table:table-row table:number-rows-repeated="5" table:style-name="ro2">
          <table:table-cell table:number-columns-repeated="2" table:style-name="ce6"/>
          <table:table-cell table:number-columns-repeated="8" table:style-name="ce21"/>
          <table:table-cell table:style-name="ce22"/>
          <table:table-cell table:number-columns-repeated="8" table:style-name="ce23"/>
          <table:table-cell table:number-columns-repeated="16365"/>
        </table:table-row>
        <table:table-row table:number-rows-repeated="3" table:style-name="ro2">
          <table:table-cell table:number-columns-repeated="2"/>
          <table:table-cell table:number-columns-repeated="8" table:style-name="ce21"/>
          <table:table-cell table:style-name="ce22"/>
          <table:table-cell table:number-columns-repeated="8" table:style-name="ce23"/>
          <table:table-cell table:number-columns-repeated="16365"/>
        </table:table-row>
        <table:table-row table:number-rows-repeated="2" table:style-name="ro2">
          <table:table-cell table:number-columns-repeated="2"/>
          <table:table-cell table:number-columns-repeated="8" table:style-name="ce21"/>
          <table:table-cell table:style-name="ce22"/>
          <table:table-cell table:style-name="ce23"/>
          <table:table-cell table:number-columns-repeated="7" table:style-name="ce35"/>
          <table:table-cell table:number-columns-repeated="16365"/>
        </table:table-row>
        <table:table-row table:number-rows-repeated="13" table:style-name="ro2">
          <table:table-cell table:number-columns-repeated="2"/>
          <table:table-cell table:number-columns-repeated="17" table:style-name="ce35"/>
          <table:table-cell table:number-columns-repeated="16365"/>
        </table:table-row>
        <table:table-row table:number-rows-repeated="2" table:style-name="ro2">
          <table:table-cell table:number-columns-repeated="2"/>
          <table:table-cell table:number-columns-repeated="10" table:style-name="ce35"/>
          <table:table-cell table:number-columns-repeated="16372" table:style-name="ce6"/>
        </table:table-row>
        <table:table-row table:number-rows-repeated="1048524" table:style-name="ro2">
          <table:table-cell table:number-columns-repeated="16384"/>
        </table:table-row>
      </table:table>
      <table:table table:name="TRA4206_(2016)" table:style-name="ta2">
        <table:table-column table:style-name="co1" table:default-cell-style-name="ce39"/>
        <table:table-column table:style-name="co2" table:default-cell-style-name="ce39"/>
        <table:table-column table:style-name="co3" table:number-columns-repeated="3" table:default-cell-style-name="ce39"/>
        <table:table-column table:style-name="co4" table:default-cell-style-name="ce39"/>
        <table:table-column table:style-name="co3" table:number-columns-repeated="4" table:default-cell-style-name="ce39"/>
        <table:table-column table:style-name="co4" table:default-cell-style-name="ce39"/>
        <table:table-column table:style-name="co3" table:number-columns-repeated="3" table:default-cell-style-name="ce39"/>
        <table:table-column table:style-name="co4" table:default-cell-style-name="ce39"/>
        <table:table-column table:style-name="co3" table:number-columns-repeated="4" table:default-cell-style-name="ce39"/>
        <table:table-column table:style-name="co5" table:number-columns-repeated="16365" table:default-cell-style-name="ce39"/>
        <table:table-row table:style-name="ro1">
          <table:table-cell office:value-type="string" table:style-name="ce74">
            <text:p>Department for Transport statistics</text:p>
          </table:table-cell>
          <table:table-cell table:number-columns-repeated="11" table:style-name="ce73"/>
          <table:table-cell table:number-columns-repeated="16372" table:style-name="ce60"/>
        </table:table-row>
        <table:table-row table:style-name="ro2">
          <table:table-cell office:value-type="string" table:number-columns-spanned="12" table:number-rows-spanned="1" table:style-name="ce36">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60"/>
        </table:table-row>
        <table:table-row table:style-name="ro1">
          <table:table-cell office:value-type="string" table:style-name="ce72">
            <text:p>Table TRA4206</text:p>
          </table:table-cell>
          <table:table-cell table:style-name="ce72"/>
          <table:table-cell table:number-columns-repeated="11" table:style-name="ce73"/>
          <table:table-cell table:number-columns-repeated="6" table:style-name="ce39"/>
          <table:table-cell table:number-columns-repeated="16365" table:style-name="ce40"/>
        </table:table-row>
        <table:table-row table:style-name="ro1">
          <table:table-cell office:value-type="string" table:style-name="ce72">
            <text:p>Motor vehicle traffic (vehicle miles) by road class, road management and region in England, 2016 (revised)</text:p>
          </table:table-cell>
          <table:table-cell table:style-name="ce72"/>
          <table:table-cell table:number-columns-repeated="4" table:style-name="ce70"/>
          <table:table-cell table:number-columns-repeated="4" table:style-name="ce71"/>
          <table:table-cell table:number-columns-repeated="3" table:style-name="ce70"/>
          <table:table-cell table:number-columns-repeated="6" table:style-name="ce39"/>
          <table:table-cell table:number-columns-repeated="16365" table:style-name="ce40"/>
        </table:table-row>
        <table:table-row table:style-name="ro1">
          <table:table-cell table:number-columns-repeated="2" table:style-name="ce69"/>
          <table:table-cell table:number-columns-repeated="11" table:style-name="ce68"/>
          <table:table-cell table:number-columns-repeated="5" table:style-name="ce39"/>
          <table:table-cell office:value-type="string" table:style-name="ce67">
            <text:p>Billion vehicle miles / miles</text:p>
          </table:table-cell>
          <table:table-cell table:number-columns-repeated="16365" table:style-name="ce40"/>
        </table:table-row>
        <table:table-row table:style-name="ro3">
          <table:table-cell table:number-columns-repeated="2" table:style-name="ce65"/>
          <table:table-cell office:value-type="string" table:number-columns-spanned="8" table:number-rows-spanned="1" table:style-name="ce66">
            <text:p>Traffic volume</text:p>
          </table:table-cell>
          <table:covered-table-cell table:number-columns-repeated="7"/>
          <table:table-cell table:style-name="ce64"/>
          <table:table-cell office:value-type="string" table:number-columns-spanned="8" table:number-rows-spanned="1" table:style-name="ce66">
            <text:p>Road length</text:p>
          </table:table-cell>
          <table:covered-table-cell table:number-columns-repeated="7"/>
          <table:table-cell table:number-columns-repeated="16365" table:style-name="ce60"/>
        </table:table-row>
        <table:table-row table:style-name="ro4">
          <table:table-cell table:number-columns-repeated="2" table:style-name="ce65"/>
          <table:table-cell office:value-type="string" table:number-columns-spanned="3" table:number-rows-spanned="1" table:style-name="ce62">
            <text:p>Highways England (HE) managed roads</text:p>
          </table:table-cell>
          <table:covered-table-cell table:number-columns-repeated="2"/>
          <table:table-cell table:style-name="ce64"/>
          <table:table-cell office:value-type="string" table:number-columns-spanned="3" table:number-rows-spanned="1" table:style-name="ce62">
            <text:p>Local authority (LA) managed <text:s/>roads</text:p>
          </table:table-cell>
          <table:covered-table-cell table:number-columns-repeated="2"/>
          <table:table-cell table:style-name="ce63"/>
          <table:table-cell table:style-name="ce61"/>
          <table:table-cell office:value-type="string" table:number-columns-spanned="3" table:number-rows-spanned="1" table:style-name="ce62">
            <text:p>Highways England (HE) managed roads</text:p>
          </table:table-cell>
          <table:covered-table-cell table:number-columns-repeated="2"/>
          <table:table-cell table:style-name="ce63"/>
          <table:table-cell office:value-type="string" table:number-columns-spanned="3" table:number-rows-spanned="1" table:style-name="ce62">
            <text:p>Local authority (LA) managed <text:s/>roads</text:p>
          </table:table-cell>
          <table:covered-table-cell table:number-columns-repeated="2"/>
          <table:table-cell table:style-name="ce61"/>
          <table:table-cell table:number-columns-repeated="16365" table:style-name="ce60"/>
        </table:table-row>
        <table:table-row table:style-name="ro5">
          <table:table-cell office:value-type="string" table:style-name="ce59">
            <text:p>Region</text:p>
          </table:table-cell>
          <table:table-cell table:style-name="ce58"/>
          <table:table-cell office:value-type="string" table:style-name="ce57">
            <text:p>Motorways</text:p>
          </table:table-cell>
          <table:table-cell office:value-type="string" table:style-name="ce57">
            <text:p>'A' roads</text:p>
          </table:table-cell>
          <table:table-cell office:value-type="string" table:style-name="ce57">
            <text:p>All HE roads</text:p>
          </table:table-cell>
          <table:table-cell table:style-name="ce57"/>
          <table:table-cell office:value-type="string" table:style-name="ce57">
            <text:p>Major roads</text:p>
          </table:table-cell>
          <table:table-cell office:value-type="string" table:style-name="ce57">
            <text:p>Minor roads</text:p>
          </table:table-cell>
          <table:table-cell office:value-type="string" table:style-name="ce57">
            <text:p>All LA roads</text:p>
          </table:table-cell>
          <table:table-cell office:value-type="string" table:style-name="ce57">
            <text:p>All Roads</text:p>
          </table:table-cell>
          <table:table-cell table:style-name="ce57"/>
          <table:table-cell office:value-type="string" table:style-name="ce57">
            <text:p>Motorways</text:p>
          </table:table-cell>
          <table:table-cell office:value-type="string" table:style-name="ce57">
            <text:p>'A' roads</text:p>
          </table:table-cell>
          <table:table-cell office:value-type="string" table:style-name="ce57">
            <text:p>All HE roads</text:p>
          </table:table-cell>
          <table:table-cell table:style-name="ce57"/>
          <table:table-cell office:value-type="string" table:style-name="ce57">
            <text:p>Major roads</text:p>
          </table:table-cell>
          <table:table-cell office:value-type="string" table:style-name="ce57">
            <text:p>Minor roads</text:p>
          </table:table-cell>
          <table:table-cell office:value-type="string" table:style-name="ce57">
            <text:p>All LA roads</text:p>
          </table:table-cell>
          <table:table-cell office:value-type="string" table:style-name="ce57">
            <text:p>All Roads</text:p>
          </table:table-cell>
          <table:table-cell table:number-columns-repeated="16365" table:style-name="ce40"/>
        </table:table-row>
        <table:table-row table:style-name="ro6">
          <table:table-cell office:value-type="string" table:style-name="ce56">
            <text:p>North East</text:p>
          </table:table-cell>
          <table:table-cell table:style-name="ce56"/>
          <table:table-cell office:value-type="float" office:value="0.7" table:style-name="ce44">
            <text:p>0.7</text:p>
          </table:table-cell>
          <table:table-cell office:value-type="float" office:value="2.6" table:style-name="ce44">
            <text:p>2.6</text:p>
          </table:table-cell>
          <table:table-cell office:value-type="float" office:value="3.3" table:style-name="ce44">
            <text:p>3.3</text:p>
          </table:table-cell>
          <table:table-cell table:style-name="ce44"/>
          <table:table-cell office:value-type="float" office:value="4.2" table:style-name="ce44">
            <text:p>4.2</text:p>
          </table:table-cell>
          <table:table-cell office:value-type="float" office:value="4.4000000000000004" table:style-name="ce44">
            <text:p>4.4</text:p>
          </table:table-cell>
          <table:table-cell office:value-type="float" office:value="8.5" table:style-name="ce44">
            <text:p>8.5</text:p>
          </table:table-cell>
          <table:table-cell office:value-type="float" office:value="11.9" table:style-name="ce44">
            <text:p>11.9</text:p>
          </table:table-cell>
          <table:table-cell table:style-name="ce43"/>
          <table:table-cell office:value-type="float" office:value="35" table:style-name="ce42">
            <text:p>35</text:p>
          </table:table-cell>
          <table:table-cell office:value-type="float" office:value="212" table:style-name="ce42">
            <text:p>212</text:p>
          </table:table-cell>
          <table:table-cell office:value-type="float" office:value="247" table:style-name="ce42">
            <text:p>247</text:p>
          </table:table-cell>
          <table:table-cell table:style-name="ce42"/>
          <table:table-cell office:value-type="float" office:value="890" table:style-name="ce42">
            <text:p>890</text:p>
          </table:table-cell>
          <table:table-cell office:value-type="float" office:value="8983" table:style-name="ce42">
            <text:p>8,983</text:p>
          </table:table-cell>
          <table:table-cell office:value-type="float" office:value="9873" table:style-name="ce42">
            <text:p>9,873</text:p>
          </table:table-cell>
          <table:table-cell office:value-type="float" office:value="10119" table:style-name="ce42">
            <text:p>10,119</text:p>
          </table:table-cell>
          <table:table-cell table:number-columns-repeated="16365" table:style-name="ce40"/>
        </table:table-row>
        <table:table-row table:style-name="ro7">
          <table:table-cell office:value-type="string" table:style-name="ce56">
            <text:p>North West</text:p>
          </table:table-cell>
          <table:table-cell table:style-name="ce56"/>
          <table:table-cell office:value-type="float" office:value="11.6" table:style-name="ce44">
            <text:p>11.6</text:p>
          </table:table-cell>
          <table:table-cell office:value-type="float" office:value="1.4" table:style-name="ce44">
            <text:p>1.4</text:p>
          </table:table-cell>
          <table:table-cell office:value-type="float" office:value="13.1" table:style-name="ce44">
            <text:p>13.1</text:p>
          </table:table-cell>
          <table:table-cell table:style-name="ce44"/>
          <table:table-cell office:value-type="float" office:value="11.3" table:style-name="ce44">
            <text:p>11.3</text:p>
          </table:table-cell>
          <table:table-cell office:value-type="float" office:value="10.9" table:style-name="ce44">
            <text:p>10.9</text:p>
          </table:table-cell>
          <table:table-cell office:value-type="float" office:value="22.2" table:style-name="ce44">
            <text:p>22.2</text:p>
          </table:table-cell>
          <table:table-cell office:value-type="float" office:value="35.299999999999997" table:style-name="ce44">
            <text:p>35.3</text:p>
          </table:table-cell>
          <table:table-cell table:style-name="ce43"/>
          <table:table-cell office:value-type="float" office:value="388" table:style-name="ce42">
            <text:p>388</text:p>
          </table:table-cell>
          <table:table-cell office:value-type="float" office:value="180" table:style-name="ce42">
            <text:p>180</text:p>
          </table:table-cell>
          <table:table-cell office:value-type="float" office:value="568" table:style-name="ce42">
            <text:p>568</text:p>
          </table:table-cell>
          <table:table-cell table:style-name="ce42"/>
          <table:table-cell office:value-type="float" office:value="2314" table:style-name="ce42">
            <text:p>2,314</text:p>
          </table:table-cell>
          <table:table-cell office:value-type="float" office:value="20179" table:style-name="ce42">
            <text:p>20,179</text:p>
          </table:table-cell>
          <table:table-cell office:value-type="float" office:value="22493" table:style-name="ce42">
            <text:p>22,493</text:p>
          </table:table-cell>
          <table:table-cell office:value-type="float" office:value="23061" table:style-name="ce42">
            <text:p>23,061</text:p>
          </table:table-cell>
          <table:table-cell table:number-columns-repeated="16365" table:style-name="ce40"/>
        </table:table-row>
        <table:table-row table:style-name="ro7">
          <table:table-cell office:value-type="string" table:style-name="ce56">
            <text:p>Yorkshire and the Humber</text:p>
          </table:table-cell>
          <table:table-cell table:style-name="ce56"/>
          <table:table-cell office:value-type="float" office:value="7.1" table:style-name="ce44">
            <text:p>7.1</text:p>
          </table:table-cell>
          <table:table-cell office:value-type="float" office:value="1.9" table:style-name="ce44">
            <text:p>1.9</text:p>
          </table:table-cell>
          <table:table-cell office:value-type="float" office:value="9.1" table:style-name="ce44">
            <text:p>9.1</text:p>
          </table:table-cell>
          <table:table-cell table:style-name="ce44"/>
          <table:table-cell office:value-type="float" office:value="9" table:style-name="ce44">
            <text:p>9.0</text:p>
          </table:table-cell>
          <table:table-cell office:value-type="float" office:value="9.3000000000000007" table:style-name="ce44">
            <text:p>9.3</text:p>
          </table:table-cell>
          <table:table-cell office:value-type="float" office:value="18.3" table:style-name="ce44">
            <text:p>18.3</text:p>
          </table:table-cell>
          <table:table-cell office:value-type="float" office:value="27.4" table:style-name="ce44">
            <text:p>27.4</text:p>
          </table:table-cell>
          <table:table-cell table:style-name="ce43"/>
          <table:table-cell office:value-type="float" office:value="256" table:style-name="ce42">
            <text:p>256</text:p>
          </table:table-cell>
          <table:table-cell office:value-type="float" office:value="167" table:style-name="ce42">
            <text:p>167</text:p>
          </table:table-cell>
          <table:table-cell office:value-type="float" office:value="423" table:style-name="ce42">
            <text:p>423</text:p>
          </table:table-cell>
          <table:table-cell table:style-name="ce42"/>
          <table:table-cell office:value-type="float" office:value="1911" table:style-name="ce42">
            <text:p>1,911</text:p>
          </table:table-cell>
          <table:table-cell office:value-type="float" office:value="17599" table:style-name="ce42">
            <text:p>17,599</text:p>
          </table:table-cell>
          <table:table-cell office:value-type="float" office:value="19510" table:style-name="ce42">
            <text:p>19,510</text:p>
          </table:table-cell>
          <table:table-cell office:value-type="float" office:value="19933" table:style-name="ce42">
            <text:p>19,933</text:p>
          </table:table-cell>
          <table:table-cell table:number-columns-repeated="16365" table:style-name="ce40"/>
        </table:table-row>
        <table:table-row table:style-name="ro7">
          <table:table-cell office:value-type="string" table:style-name="ce56">
            <text:p>East Midlands</text:p>
          </table:table-cell>
          <table:table-cell table:style-name="ce56"/>
          <table:table-cell office:value-type="float" office:value="4.3" table:style-name="ce44">
            <text:p>4.3</text:p>
          </table:table-cell>
          <table:table-cell office:value-type="float" office:value="5.0999999999999996" table:style-name="ce44">
            <text:p>5.1</text:p>
          </table:table-cell>
          <table:table-cell office:value-type="float" office:value="9.3000000000000007" table:style-name="ce44">
            <text:p>9.3</text:p>
          </table:table-cell>
          <table:table-cell table:style-name="ce44"/>
          <table:table-cell office:value-type="float" office:value="8.8000000000000007" table:style-name="ce44">
            <text:p>8.8</text:p>
          </table:table-cell>
          <table:table-cell office:value-type="float" office:value="9" table:style-name="ce44">
            <text:p>9.0</text:p>
          </table:table-cell>
          <table:table-cell office:value-type="float" office:value="17.7" table:style-name="ce44">
            <text:p>17.7</text:p>
          </table:table-cell>
          <table:table-cell office:value-type="float" office:value="27.1" table:style-name="ce44">
            <text:p>27.1</text:p>
          </table:table-cell>
          <table:table-cell table:style-name="ce43"/>
          <table:table-cell office:value-type="float" office:value="122" table:style-name="ce42">
            <text:p>122</text:p>
          </table:table-cell>
          <table:table-cell office:value-type="float" office:value="366" table:style-name="ce42">
            <text:p>366</text:p>
          </table:table-cell>
          <table:table-cell office:value-type="float" office:value="489" table:style-name="ce42">
            <text:p>489</text:p>
          </table:table-cell>
          <table:table-cell table:style-name="ce42"/>
          <table:table-cell office:value-type="float" office:value="2044" table:style-name="ce42">
            <text:p>2,044</text:p>
          </table:table-cell>
          <table:table-cell office:value-type="float" office:value="17114" table:style-name="ce42">
            <text:p>17,114</text:p>
          </table:table-cell>
          <table:table-cell office:value-type="float" office:value="19158" table:style-name="ce42">
            <text:p>19,158</text:p>
          </table:table-cell>
          <table:table-cell office:value-type="float" office:value="19647" table:style-name="ce42">
            <text:p>19,647</text:p>
          </table:table-cell>
          <table:table-cell table:number-columns-repeated="16365" table:style-name="ce40"/>
        </table:table-row>
        <table:table-row table:style-name="ro7">
          <table:table-cell office:value-type="string" table:style-name="ce56">
            <text:p>West Midlands</text:p>
          </table:table-cell>
          <table:table-cell table:style-name="ce56"/>
          <table:table-cell office:value-type="float" office:value="8.3000000000000007" table:style-name="ce44">
            <text:p>8.3</text:p>
          </table:table-cell>
          <table:table-cell office:value-type="float" office:value="2.9" table:style-name="ce44">
            <text:p>2.9</text:p>
          </table:table-cell>
          <table:table-cell office:value-type="float" office:value="11.2" table:style-name="ce44">
            <text:p>11.2</text:p>
          </table:table-cell>
          <table:table-cell table:style-name="ce44"/>
          <table:table-cell office:value-type="float" office:value="9.1999999999999993" table:style-name="ce44">
            <text:p>9.2</text:p>
          </table:table-cell>
          <table:table-cell office:value-type="float" office:value="10.9" table:style-name="ce44">
            <text:p>10.9</text:p>
          </table:table-cell>
          <table:table-cell office:value-type="float" office:value="20.100000000000001" table:style-name="ce44">
            <text:p>20.1</text:p>
          </table:table-cell>
          <table:table-cell office:value-type="float" office:value="31.3" table:style-name="ce44">
            <text:p>31.3</text:p>
          </table:table-cell>
          <table:table-cell table:style-name="ce43"/>
          <table:table-cell office:value-type="float" office:value="266" table:style-name="ce42">
            <text:p>266</text:p>
          </table:table-cell>
          <table:table-cell office:value-type="float" office:value="274" table:style-name="ce42">
            <text:p>274</text:p>
          </table:table-cell>
          <table:table-cell office:value-type="float" office:value="540" table:style-name="ce42">
            <text:p>540</text:p>
          </table:table-cell>
          <table:table-cell table:style-name="ce42"/>
          <table:table-cell office:value-type="float" office:value="1939" table:style-name="ce42">
            <text:p>1,939</text:p>
          </table:table-cell>
          <table:table-cell office:value-type="float" office:value="18115" table:style-name="ce42">
            <text:p>18,115</text:p>
          </table:table-cell>
          <table:table-cell office:value-type="float" office:value="20054" table:style-name="ce42">
            <text:p>20,054</text:p>
          </table:table-cell>
          <table:table-cell office:value-type="float" office:value="20595" table:style-name="ce42">
            <text:p>20,595</text:p>
          </table:table-cell>
          <table:table-cell table:number-columns-repeated="16365" table:style-name="ce40"/>
        </table:table-row>
        <table:table-row table:style-name="ro7">
          <table:table-cell office:value-type="string" table:style-name="ce56">
            <text:p>East of England</text:p>
          </table:table-cell>
          <table:table-cell table:style-name="ce56"/>
          <table:table-cell office:value-type="float" office:value="6" table:style-name="ce44">
            <text:p>6.0</text:p>
          </table:table-cell>
          <table:table-cell office:value-type="float" office:value="7" table:style-name="ce44">
            <text:p>7.0</text:p>
          </table:table-cell>
          <table:table-cell office:value-type="float" office:value="13" table:style-name="ce44">
            <text:p>13.0</text:p>
          </table:table-cell>
          <table:table-cell table:style-name="ce44"/>
          <table:table-cell office:value-type="float" office:value="10.7" table:style-name="ce44">
            <text:p>10.7</text:p>
          </table:table-cell>
          <table:table-cell office:value-type="float" office:value="13.7" table:style-name="ce44">
            <text:p>13.7</text:p>
          </table:table-cell>
          <table:table-cell office:value-type="float" office:value="24.3" table:style-name="ce44">
            <text:p>24.3</text:p>
          </table:table-cell>
          <table:table-cell office:value-type="float" office:value="37.4" table:style-name="ce44">
            <text:p>37.4</text:p>
          </table:table-cell>
          <table:table-cell table:style-name="ce43"/>
          <table:table-cell office:value-type="float" office:value="162" table:style-name="ce42">
            <text:p>162</text:p>
          </table:table-cell>
          <table:table-cell office:value-type="float" office:value="487" table:style-name="ce42">
            <text:p>487</text:p>
          </table:table-cell>
          <table:table-cell office:value-type="float" office:value="649" table:style-name="ce42">
            <text:p>649</text:p>
          </table:table-cell>
          <table:table-cell table:style-name="ce42"/>
          <table:table-cell office:value-type="float" office:value="1937" table:style-name="ce42">
            <text:p>1,937</text:p>
          </table:table-cell>
          <table:table-cell office:value-type="float" office:value="22277" table:style-name="ce42">
            <text:p>22,277</text:p>
          </table:table-cell>
          <table:table-cell office:value-type="float" office:value="24213" table:style-name="ce42">
            <text:p>24,213</text:p>
          </table:table-cell>
          <table:table-cell office:value-type="float" office:value="24862" table:style-name="ce42">
            <text:p>24,862</text:p>
          </table:table-cell>
          <table:table-cell table:number-columns-repeated="16365" table:style-name="ce40"/>
        </table:table-row>
        <table:table-row table:style-name="ro7">
          <table:table-cell office:value-type="string" table:style-name="ce56">
            <text:p>London</text:p>
          </table:table-cell>
          <table:table-cell table:style-name="ce56"/>
          <table:table-cell office:value-type="float" office:value="1.5" table:style-name="ce44">
            <text:p>1.5</text:p>
          </table:table-cell>
          <table:table-cell office:value-type="float" office:value="0" table:style-name="ce44">
            <text:p>0.0</text:p>
          </table:table-cell>
          <table:table-cell office:value-type="float" office:value="1.5" table:style-name="ce44">
            <text:p>1.5</text:p>
          </table:table-cell>
          <table:table-cell table:style-name="ce44"/>
          <table:table-cell office:value-type="float" office:value="10.199999999999999" table:style-name="ce44">
            <text:p>10.2</text:p>
          </table:table-cell>
          <table:table-cell office:value-type="float" office:value="6.6" table:style-name="ce44">
            <text:p>6.6</text:p>
          </table:table-cell>
          <table:table-cell office:value-type="float" office:value="16.8" table:style-name="ce44">
            <text:p>16.8</text:p>
          </table:table-cell>
          <table:table-cell office:value-type="float" office:value="18.3" table:style-name="ce44">
            <text:p>18.3</text:p>
          </table:table-cell>
          <table:table-cell table:style-name="ce43"/>
          <table:table-cell office:value-type="float" office:value="37" table:style-name="ce42">
            <text:p>37</text:p>
          </table:table-cell>
          <table:table-cell office:value-type="float" office:value="1" table:style-name="ce42">
            <text:p>1</text:p>
          </table:table-cell>
          <table:table-cell office:value-type="float" office:value="38" table:style-name="ce42">
            <text:p>38</text:p>
          </table:table-cell>
          <table:table-cell table:style-name="ce42"/>
          <table:table-cell office:value-type="float" office:value="1068" table:style-name="ce42">
            <text:p>1,068</text:p>
          </table:table-cell>
          <table:table-cell office:value-type="float" office:value="8111" table:style-name="ce42">
            <text:p>8,111</text:p>
          </table:table-cell>
          <table:table-cell office:value-type="float" office:value="9179" table:style-name="ce42">
            <text:p>9,179</text:p>
          </table:table-cell>
          <table:table-cell office:value-type="float" office:value="9217" table:style-name="ce42">
            <text:p>9,217</text:p>
          </table:table-cell>
          <table:table-cell table:number-columns-repeated="16365" table:style-name="ce40"/>
        </table:table-row>
        <table:table-row table:style-name="ro7">
          <table:table-cell office:value-type="string" table:style-name="ce56">
            <text:p>South East</text:p>
          </table:table-cell>
          <table:table-cell table:style-name="ce56"/>
          <table:table-cell office:value-type="float" office:value="14.6" table:style-name="ce44">
            <text:p>14.6</text:p>
          </table:table-cell>
          <table:table-cell office:value-type="float" office:value="7" table:style-name="ce44">
            <text:p>7.0</text:p>
          </table:table-cell>
          <table:table-cell office:value-type="float" office:value="21.6" table:style-name="ce44">
            <text:p>21.6</text:p>
          </table:table-cell>
          <table:table-cell table:style-name="ce44"/>
          <table:table-cell office:value-type="float" office:value="15.8" table:style-name="ce44">
            <text:p>15.8</text:p>
          </table:table-cell>
          <table:table-cell office:value-type="float" office:value="17.7" table:style-name="ce44">
            <text:p>17.7</text:p>
          </table:table-cell>
          <table:table-cell office:value-type="float" office:value="33.5" table:style-name="ce44">
            <text:p>33.5</text:p>
          </table:table-cell>
          <table:table-cell office:value-type="float" office:value="55" table:style-name="ce44">
            <text:p>55.0</text:p>
          </table:table-cell>
          <table:table-cell table:style-name="ce43"/>
          <table:table-cell office:value-type="float" office:value="400" table:style-name="ce42">
            <text:p>400</text:p>
          </table:table-cell>
          <table:table-cell office:value-type="float" office:value="418" table:style-name="ce42">
            <text:p>418</text:p>
          </table:table-cell>
          <table:table-cell office:value-type="float" office:value="818" table:style-name="ce42">
            <text:p>818</text:p>
          </table:table-cell>
          <table:table-cell table:style-name="ce42"/>
          <table:table-cell office:value-type="float" office:value="2844" table:style-name="ce42">
            <text:p>2,844</text:p>
          </table:table-cell>
          <table:table-cell office:value-type="float" office:value="26207" table:style-name="ce42">
            <text:p>26,207</text:p>
          </table:table-cell>
          <table:table-cell office:value-type="float" office:value="29051" table:style-name="ce42">
            <text:p>29,051</text:p>
          </table:table-cell>
          <table:table-cell office:value-type="float" office:value="29869" table:style-name="ce42">
            <text:p>29,869</text:p>
          </table:table-cell>
          <table:table-cell table:number-columns-repeated="16365" table:style-name="ce40"/>
        </table:table-row>
        <table:table-row table:style-name="ro7">
          <table:table-cell office:value-type="string" table:style-name="ce56">
            <text:p>South West</text:p>
          </table:table-cell>
          <table:table-cell table:style-name="ce56"/>
          <table:table-cell office:value-type="float" office:value="5.8" table:style-name="ce44">
            <text:p>5.8</text:p>
          </table:table-cell>
          <table:table-cell office:value-type="float" office:value="4.2" table:style-name="ce44">
            <text:p>4.2</text:p>
          </table:table-cell>
          <table:table-cell office:value-type="float" office:value="10.1" table:style-name="ce44">
            <text:p>10.1</text:p>
          </table:table-cell>
          <table:table-cell table:style-name="ce44"/>
          <table:table-cell office:value-type="float" office:value="10.3" table:style-name="ce44">
            <text:p>10.3</text:p>
          </table:table-cell>
          <table:table-cell office:value-type="float" office:value="12.1" table:style-name="ce44">
            <text:p>12.1</text:p>
          </table:table-cell>
          <table:table-cell office:value-type="float" office:value="22.4" table:style-name="ce44">
            <text:p>22.4</text:p>
          </table:table-cell>
          <table:table-cell office:value-type="float" office:value="32.5" table:style-name="ce44">
            <text:p>32.5</text:p>
          </table:table-cell>
          <table:table-cell table:style-name="ce43"/>
          <table:table-cell office:value-type="float" office:value="203" table:style-name="ce42">
            <text:p>203</text:p>
          </table:table-cell>
          <table:table-cell office:value-type="float" office:value="458" table:style-name="ce42">
            <text:p>458</text:p>
          </table:table-cell>
          <table:table-cell office:value-type="float" office:value="661" table:style-name="ce42">
            <text:p>661</text:p>
          </table:table-cell>
          <table:table-cell table:style-name="ce42"/>
          <table:table-cell office:value-type="float" office:value="2617" table:style-name="ce42">
            <text:p>2,617</text:p>
          </table:table-cell>
          <table:table-cell office:value-type="float" office:value="27959" table:style-name="ce42">
            <text:p>27,959</text:p>
          </table:table-cell>
          <table:table-cell office:value-type="float" office:value="30576" table:style-name="ce42">
            <text:p>30,576</text:p>
          </table:table-cell>
          <table:table-cell office:value-type="float" office:value="31237" table:style-name="ce42">
            <text:p>31,237</text:p>
          </table:table-cell>
          <table:table-cell table:number-columns-repeated="16365" table:style-name="ce40"/>
        </table:table-row>
        <table:table-row table:style-name="ro8">
          <table:table-cell office:value-type="string" table:style-name="ce56">
            <text:p>England</text:p>
          </table:table-cell>
          <table:table-cell table:style-name="ce56"/>
          <table:table-cell office:value-type="float" office:value="59.9" table:style-name="ce44">
            <text:p>59.9</text:p>
          </table:table-cell>
          <table:table-cell office:value-type="float" office:value="32.200000000000003" table:style-name="ce44">
            <text:p>32.2</text:p>
          </table:table-cell>
          <table:table-cell office:value-type="float" office:value="92.2" table:style-name="ce44">
            <text:p>92.2</text:p>
          </table:table-cell>
          <table:table-cell table:style-name="ce44"/>
          <table:table-cell office:value-type="float" office:value="89.4" table:style-name="ce44">
            <text:p>89.4</text:p>
          </table:table-cell>
          <table:table-cell office:value-type="float" office:value="94.5" table:style-name="ce44">
            <text:p>94.5</text:p>
          </table:table-cell>
          <table:table-cell office:value-type="float" office:value="184" table:style-name="ce44">
            <text:p>184.0</text:p>
          </table:table-cell>
          <table:table-cell office:value-type="float" office:value="276.10000000000002" table:style-name="ce44">
            <text:p>276.1</text:p>
          </table:table-cell>
          <table:table-cell table:style-name="ce43"/>
          <table:table-cell office:value-type="float" office:value="1870" table:style-name="ce42">
            <text:p>1,870</text:p>
          </table:table-cell>
          <table:table-cell office:value-type="float" office:value="2562" table:style-name="ce42">
            <text:p>2,562</text:p>
          </table:table-cell>
          <table:table-cell office:value-type="float" office:value="4432" table:style-name="ce42">
            <text:p>4,432</text:p>
          </table:table-cell>
          <table:table-cell table:style-name="ce42"/>
          <table:table-cell office:value-type="float" office:value="17565" table:style-name="ce42">
            <text:p>17,565</text:p>
          </table:table-cell>
          <table:table-cell office:value-type="float" office:value="166543" table:style-name="ce42">
            <text:p>166,543</text:p>
          </table:table-cell>
          <table:table-cell office:value-type="float" office:value="184108" table:style-name="ce42">
            <text:p>184,108</text:p>
          </table:table-cell>
          <table:table-cell office:value-type="float" office:value="188541" table:style-name="ce42">
            <text:p>188,541</text:p>
          </table:table-cell>
          <table:table-cell table:number-columns-repeated="16365" table:style-name="ce40"/>
        </table:table-row>
        <table:table-row table:style-name="ro9">
          <table:table-cell table:number-columns-repeated="2" table:style-name="ce55"/>
          <table:table-cell table:number-columns-repeated="11" table:style-name="ce54"/>
          <table:table-cell table:number-columns-repeated="6" table:style-name="ce53"/>
          <table:table-cell table:number-columns-repeated="16365" table:style-name="ce40"/>
        </table:table-row>
        <table:table-row table:style-name="ro8">
          <table:table-cell office:value-type="string" table:style-name="ce39">
            <text:p>Telephone: 020 7944 3095</text:p>
          </table:table-cell>
          <table:table-cell table:number-columns-repeated="17" table:style-name="ce39"/>
          <table:table-cell office:value-type="string" table:style-name="ce52">
            <text:p>Source: DfT National Road Traffic Survey</text:p>
          </table:table-cell>
          <table:table-cell table:number-columns-repeated="16365" table:style-name="ce40"/>
        </table:table-row>
        <table:table-row table:style-name="ro2">
          <table:table-cell office:value-type="string" table:style-name="ce39">
            <text:p>Email: roadtraff.stats@dft.gsi.gov.uk</text:p>
          </table:table-cell>
          <table:table-cell table:number-columns-repeated="17" table:style-name="ce39"/>
          <table:table-cell office:value-type="string" table:style-name="ce51">
            <text:p>Last updated: July 2018</text:p>
          </table:table-cell>
          <table:table-cell table:number-columns-repeated="16365" table:style-name="ce40"/>
        </table:table-row>
        <table:table-row table:style-name="ro2">
          <table:table-cell table:number-columns-repeated="2" table:style-name="ce50"/>
          <table:table-cell table:number-columns-repeated="16" table:style-name="ce39"/>
          <table:table-cell office:value-type="string" table:style-name="ce49">
            <text:p>Next update: June 2019</text:p>
          </table:table-cell>
          <table:table-cell table:number-columns-repeated="16365" table:style-name="ce40"/>
        </table:table-row>
        <table:table-row table:style-name="ro2">
          <table:table-cell office:value-type="string" table:style-name="ce48">
            <text:p>Notes &amp; definitions:</text:p>
          </table:table-cell>
          <table:table-cell table:style-name="ce47"/>
          <table:table-cell table:style-name="ce46"/>
          <table:table-cell table:number-columns-repeated="9" table:style-name="ce45"/>
          <table:table-cell table:number-columns-repeated="7" table:style-name="ce39"/>
          <table:table-cell table:number-columns-repeated="16365" table:style-name="ce40"/>
        </table:table-row>
        <table:table-row table:style-name="ro2">
          <table:table-cell office:value-type="string" table:number-columns-spanned="12" table:number-rows-spanned="1" table:style-name="ce36">
            <text:p><text:a xlink:href="https://www.gov.uk/government/publications/road-traffic-statistics-guidance">https://www.gov.uk/government/publications/road-traffic-statistics-guidance</text:a></text:p>
          </table:table-cell>
          <table:covered-table-cell table:number-columns-repeated="11"/>
          <table:table-cell table:number-columns-repeated="7" table:style-name="ce39"/>
          <table:table-cell table:number-columns-repeated="16365" table:style-name="ce40"/>
        </table:table-row>
        <table:table-row table:style-name="ro2">
          <table:table-cell office:value-type="string" table:style-name="ce39">
            <text:p>The figures in this table are National Statistics.</text:p>
          </table:table-cell>
          <table:table-cell table:number-columns-repeated="11" table:style-name="ce39"/>
          <table:table-cell table:number-columns-repeated="7" table:style-name="ce41"/>
          <table:table-cell table:number-columns-repeated="16365" table:style-name="ce40"/>
        </table:table-row>
        <table:table-row table:style-name="ro2">
          <table:table-cell table:number-columns-repeated="12" table:style-name="ce39"/>
          <table:table-cell table:number-columns-repeated="7" table:style-name="ce42"/>
          <table:table-cell table:number-columns-repeated="16365" table:style-name="ce40"/>
        </table:table-row>
        <table:table-row table:style-name="ro2">
          <table:table-cell table:number-columns-repeated="2" table:style-name="ce39"/>
          <table:table-cell table:number-columns-repeated="10" table:style-name="ce41"/>
          <table:table-cell table:number-columns-repeated="7" table:style-name="ce42"/>
          <table:table-cell table:number-columns-repeated="16365" table:style-name="ce40"/>
        </table:table-row>
        <table:table-row table:number-rows-repeated="5" table:style-name="ro2">
          <table:table-cell table:number-columns-repeated="2" table:style-name="ce39"/>
          <table:table-cell table:number-columns-repeated="8" table:style-name="ce44"/>
          <table:table-cell table:style-name="ce43"/>
          <table:table-cell table:number-columns-repeated="8" table:style-name="ce42"/>
          <table:table-cell table:number-columns-repeated="16365" table:style-name="ce40"/>
        </table:table-row>
        <table:table-row table:number-rows-repeated="3" table:style-name="ro2">
          <table:table-cell table:number-columns-repeated="2" table:style-name="ce40"/>
          <table:table-cell table:number-columns-repeated="8" table:style-name="ce44"/>
          <table:table-cell table:style-name="ce43"/>
          <table:table-cell table:number-columns-repeated="8" table:style-name="ce42"/>
          <table:table-cell table:number-columns-repeated="16365" table:style-name="ce40"/>
        </table:table-row>
        <table:table-row table:number-rows-repeated="2" table:style-name="ro2">
          <table:table-cell table:number-columns-repeated="2" table:style-name="ce40"/>
          <table:table-cell table:number-columns-repeated="8" table:style-name="ce44"/>
          <table:table-cell table:style-name="ce43"/>
          <table:table-cell table:style-name="ce42"/>
          <table:table-cell table:number-columns-repeated="7" table:style-name="ce41"/>
          <table:table-cell table:number-columns-repeated="16365" table:style-name="ce40"/>
        </table:table-row>
        <table:table-row table:number-rows-repeated="13" table:style-name="ro2">
          <table:table-cell table:number-columns-repeated="2" table:style-name="ce40"/>
          <table:table-cell table:number-columns-repeated="17" table:style-name="ce41"/>
          <table:table-cell table:number-columns-repeated="16365" table:style-name="ce40"/>
        </table:table-row>
        <table:table-row table:number-rows-repeated="2" table:style-name="ro2">
          <table:table-cell table:number-columns-repeated="2" table:style-name="ce40"/>
          <table:table-cell table:number-columns-repeated="10" table:style-name="ce41"/>
          <table:table-cell table:number-columns-repeated="7" table:style-name="ce39"/>
          <table:table-cell table:number-columns-repeated="16365" table:style-name="ce40"/>
        </table:table-row>
        <table:table-row table:number-rows-repeated="1048524" table:style-name="ro2">
          <table:table-cell table:number-columns-repeated="16384"/>
        </table:table-row>
        <table:named-expressions>
          <table:named-range table:name="\t" table:cell-range-address="'file:///C:/2005Publications/RoRo%20Q2_2005/Bulletin205draft.xls'#TABLE1a.$U$3" table:base-cell-address="TRA4206_(2017).$A$1"/>
          <table:named-expression table:name="_1.2__Average_distance_travelled_by_mode_of_travel__1975_76__1985_86_and_1993_95" table:expression="of:=[.#REF!]" table:base-cell-address="TRA4206_(2017).$A$1"/>
          <table:named-expression table:name="_1981" table:expression="of:=[.#REF!]" table:base-cell-address="TRA4206_(2017).$A$1"/>
          <table:named-expression table:name="activeCell" table:expression="of:=[.#REF!]" table:base-cell-address="TRA4206_(2017).$A$1"/>
          <table:named-range table:name="ANNFORIEGN" table:cell-range-address="'file:///C:/2005Publications/RoRo%20Q2_2005/Bulletin205draft.xls'#TABLE1a.$P$37" table:base-cell-address="TRA4206_(2017).$A$1"/>
          <table:named-expression table:name="ANNUAL" table:expression="of:=[.#REF!]" table:base-cell-address="TRA4206_(2017).$A$1"/>
          <table:named-expression table:name="BARQTR" table:expression="of:=[.#REF!]" table:base-cell-address="TRA4206_(2017).$A$1"/>
          <table:named-expression table:name="BELGIUM" table:expression="of:=[.#REF!]" table:base-cell-address="TRA4206_(2017).$A$1"/>
          <table:named-expression table:name="CategoryTitle" table:expression="of:=[.#REF!]" table:base-cell-address="TRA4206_(2017).$A$1"/>
          <table:named-expression table:name="DEFLATOR" table:expression="of:=[.#REF!]" table:base-cell-address="TRA4206_(2017).$A$1"/>
          <table:named-expression table:name="dgdsfyh" table:expression="of:=[.#REF!]" table:base-cell-address="TRA4206_(2017).$A$1"/>
          <table:named-expression table:name="DK" table:expression="of:=[.#REF!]" table:base-cell-address="TRA4206_(2017).$A$1"/>
          <table:named-expression table:name="DNK_D" table:expression="of:=[.#REF!]" table:base-cell-address="TRA4206_(2017).$A$1"/>
          <table:named-expression table:name="EIRE" table:expression="of:=[.#REF!]" table:base-cell-address="TRA4206_(2017).$A$1"/>
          <table:named-expression table:name="fbegyear" table:expression="of:=[.#REF!]" table:base-cell-address="TRA4206_(2017).$A$1"/>
          <table:named-expression table:name="fendyear" table:expression="of:=[.#REF!]" table:base-cell-address="TRA4206_(2017).$A$1"/>
          <table:named-expression table:name="FL" table:expression="of:=[.#REF!]" table:base-cell-address="TRA4206_(2017).$A$1"/>
          <table:named-expression table:name="Footnotes" table:expression="of:=[.#REF!]" table:base-cell-address="TRA4206_(2017).$A$1"/>
          <table:named-expression table:name="FRANCE" table:expression="of:=[.#REF!]" table:base-cell-address="TRA4206_(2017).$A$1"/>
          <table:named-expression table:name="fyear" table:expression="of:=[.#REF!]" table:base-cell-address="TRA4206_(2017).$A$1"/>
          <table:named-expression table:name="GERMANY" table:expression="of:=[.#REF!]" table:base-cell-address="TRA4206_(2017).$A$1"/>
          <table:named-expression table:name="GraphTitle" table:expression="of:=[.#REF!]" table:base-cell-address="TRA4206_(2017).$A$1"/>
          <table:named-expression table:name="ITALY" table:expression="of:=[.#REF!]" table:base-cell-address="TRA4206_(2017).$A$1"/>
          <table:named-expression table:name="NLS" table:expression="of:=[.#REF!]" table:base-cell-address="TRA4206_(2017).$A$1"/>
          <table:named-expression table:name="NONEC" table:expression="of:=[.#REF!]" table:base-cell-address="TRA4206_(2017).$A$1"/>
          <table:named-expression table:name="OldData" table:expression="of:=[.#REF!]" table:base-cell-address="TRA4206_(2017).$A$1"/>
          <table:named-expression table:name="OTHEREC" table:expression="of:=[.#REF!]" table:base-cell-address="TRA4206_(2017).$A$1"/>
          <table:named-expression table:name="PIE" table:expression="of:=[.#REF!]" table:base-cell-address="TRA4206_(2017).$A$1"/>
          <table:named-range table:name="Print_Area" table:cell-range-address="TRA4206_(2016).$A$1:TRA4206_(2016).$S$23" table:base-cell-address="TRA4206_(2016).$A$1"/>
          <table:named-expression table:name="PUBLISH_Print_Area" table:expression="of:=[.#REF!]" table:base-cell-address="TRA4206_(2017).$A$1"/>
          <table:named-expression table:name="PUBLISH1998_Print_Area" table:expression="of:=[.#REF!]" table:base-cell-address="TRA4206_(2017).$A$1"/>
          <table:named-expression table:name="qryNonEUBreakdown" table:expression="of:=[.#REF!]" table:base-cell-address="TRA4206_(2017).$A$1"/>
          <table:named-expression table:name="QUARTER" table:expression="of:=[.#REF!]" table:base-cell-address="TRA4206_(2017).$A$1"/>
          <table:named-expression table:name="SPAIN" table:expression="of:=[.#REF!]" table:base-cell-address="TRA4206_(2017).$A$1"/>
          <table:named-range table:name="tab" table:cell-range-address="'file:///C:/IRHS/EXCEL/RORO/bulletins/2003/SA%20Changes/SA%20Changes%20to%20bulletin%20-%20draft.xls'#TABLE1a.$U$3" table:base-cell-address="TRA4206_(2017).$A$1"/>
          <table:named-expression table:name="TableTitle" table:expression="of:=[.#REF!]" table:base-cell-address="TRA4206_(2017).$A$1"/>
          <table:named-expression table:name="testing" table:expression="of:=[.#REF!]" table:base-cell-address="TRA4206_(2017).$A$1"/>
          <table:named-expression table:name="ValueTitle" table:expression="of:=[.#REF!]" table:base-cell-address="TRA4206_(2017).$A$1"/>
        </table:named-expressions>
      </table:table>
      <table:table table:name="TRA4206_(2015)" table:style-name="ta2">
        <table:table-column table:style-name="co1" table:default-cell-style-name="ce75"/>
        <table:table-column table:style-name="co2" table:default-cell-style-name="ce75"/>
        <table:table-column table:style-name="co3" table:number-columns-repeated="3" table:default-cell-style-name="ce75"/>
        <table:table-column table:style-name="co4" table:default-cell-style-name="ce75"/>
        <table:table-column table:style-name="co3" table:number-columns-repeated="4" table:default-cell-style-name="ce75"/>
        <table:table-column table:style-name="co4" table:default-cell-style-name="ce75"/>
        <table:table-column table:style-name="co3" table:number-columns-repeated="3" table:default-cell-style-name="ce75"/>
        <table:table-column table:style-name="co4" table:default-cell-style-name="ce75"/>
        <table:table-column table:style-name="co3" table:number-columns-repeated="4" table:default-cell-style-name="ce75"/>
        <table:table-column table:style-name="co5" table:number-columns-repeated="16365" table:default-cell-style-name="ce75"/>
        <table:table-row table:style-name="ro1">
          <table:table-cell office:value-type="string" table:style-name="ce105">
            <text:p>Department for Transport statistics</text:p>
          </table:table-cell>
          <table:table-cell table:style-name="ce105"/>
          <table:table-cell table:number-columns-repeated="5" table:style-name="ce91"/>
          <table:table-cell table:number-columns-repeated="2" table:style-name="ce105"/>
          <table:table-cell table:number-columns-repeated="16375" table:style-name="ce91"/>
        </table:table-row>
        <table:table-row table:style-name="ro1">
          <table:table-cell office:value-type="string" table:style-name="ce106">
            <text:p><text:a xlink:href="https://www.gov.uk/government/organisations/department-for-transport/series/road-traffic-statistics">https://www.gov.uk/government/organisations/department-for-transport/series/road-traffic-statistics</text:a></text:p>
          </table:table-cell>
          <table:table-cell table:number-columns-repeated="2" table:style-name="ce106"/>
          <table:table-cell table:style-name="ce105"/>
          <table:table-cell table:number-columns-repeated="16380" table:style-name="ce91"/>
        </table:table-row>
        <table:table-row table:style-name="ro1">
          <table:table-cell office:value-type="string" table:style-name="ce103">
            <text:p>Table TRA4206</text:p>
          </table:table-cell>
          <table:table-cell table:style-name="ce103"/>
          <table:table-cell table:number-columns-repeated="11" table:style-name="ce104"/>
          <table:table-cell table:number-columns-repeated="6" table:style-name="ce75"/>
          <table:table-cell table:number-columns-repeated="16365" table:style-name="ce40"/>
        </table:table-row>
        <table:table-row table:style-name="ro10">
          <table:table-cell office:value-type="string" table:style-name="ce103">
            <text:p>Motor vehicle traffic (vehicle miles) by road class, region and road management: England, 2015<text:s/><text:span text:style-name="T1">1</text:span></text:p>
          </table:table-cell>
          <table:table-cell table:style-name="ce103"/>
          <table:table-cell table:number-columns-repeated="4" table:style-name="ce101"/>
          <table:table-cell table:number-columns-repeated="4" table:style-name="ce102"/>
          <table:table-cell table:number-columns-repeated="3" table:style-name="ce101"/>
          <table:table-cell table:number-columns-repeated="6" table:style-name="ce75"/>
          <table:table-cell table:number-columns-repeated="16365" table:style-name="ce40"/>
        </table:table-row>
        <table:table-row table:style-name="ro11">
          <table:table-cell table:number-columns-repeated="2" table:style-name="ce100"/>
          <table:table-cell table:number-columns-repeated="11" table:style-name="ce99"/>
          <table:table-cell table:number-columns-repeated="5" table:style-name="ce75"/>
          <table:table-cell office:value-type="string" table:style-name="ce98">
            <text:p>Billion vehicle miles / miles</text:p>
          </table:table-cell>
          <table:table-cell table:number-columns-repeated="16365" table:style-name="ce40"/>
        </table:table-row>
        <table:table-row table:style-name="ro3">
          <table:table-cell table:number-columns-repeated="2" table:style-name="ce96"/>
          <table:table-cell office:value-type="string" table:number-columns-spanned="8" table:number-rows-spanned="1" table:style-name="ce97">
            <text:p>Traffic volume</text:p>
          </table:table-cell>
          <table:covered-table-cell table:number-columns-repeated="7"/>
          <table:table-cell table:style-name="ce95"/>
          <table:table-cell office:value-type="string" table:number-columns-spanned="8" table:number-rows-spanned="1" table:style-name="ce97">
            <text:p>Road length</text:p>
          </table:table-cell>
          <table:covered-table-cell table:number-columns-repeated="7"/>
          <table:table-cell table:number-columns-repeated="16365" table:style-name="ce91"/>
        </table:table-row>
        <table:table-row table:style-name="ro4">
          <table:table-cell table:number-columns-repeated="2" table:style-name="ce96"/>
          <table:table-cell office:value-type="string" table:number-columns-spanned="3" table:number-rows-spanned="1" table:style-name="ce93">
            <text:p>Highways England (HE) managed roads</text:p>
          </table:table-cell>
          <table:covered-table-cell table:number-columns-repeated="2"/>
          <table:table-cell table:style-name="ce95"/>
          <table:table-cell office:value-type="string" table:number-columns-spanned="3" table:number-rows-spanned="1" table:style-name="ce93">
            <text:p>Local authority (LA) managed <text:s/>roads</text:p>
          </table:table-cell>
          <table:covered-table-cell table:number-columns-repeated="2"/>
          <table:table-cell table:style-name="ce94"/>
          <table:table-cell table:style-name="ce92"/>
          <table:table-cell office:value-type="string" table:number-columns-spanned="3" table:number-rows-spanned="1" table:style-name="ce93">
            <text:p>Highways England (HE) managed roads</text:p>
          </table:table-cell>
          <table:covered-table-cell table:number-columns-repeated="2"/>
          <table:table-cell table:style-name="ce94"/>
          <table:table-cell office:value-type="string" table:number-columns-spanned="3" table:number-rows-spanned="1" table:style-name="ce93">
            <text:p>Local authority (LA) managed <text:s/>roads</text:p>
          </table:table-cell>
          <table:covered-table-cell table:number-columns-repeated="2"/>
          <table:table-cell table:style-name="ce92"/>
          <table:table-cell table:number-columns-repeated="16365" table:style-name="ce91"/>
        </table:table-row>
        <table:table-row table:style-name="ro5">
          <table:table-cell office:value-type="string" table:style-name="ce90">
            <text:p>Region</text:p>
          </table:table-cell>
          <table:table-cell table:style-name="ce89"/>
          <table:table-cell office:value-type="string" table:style-name="ce88">
            <text:p>Motorways</text:p>
          </table:table-cell>
          <table:table-cell office:value-type="string" table:style-name="ce88">
            <text:p>'A' roads</text:p>
          </table:table-cell>
          <table:table-cell office:value-type="string" table:style-name="ce88">
            <text:p>All HE roads</text:p>
          </table:table-cell>
          <table:table-cell table:style-name="ce88"/>
          <table:table-cell office:value-type="string" table:style-name="ce88">
            <text:p>Major roads</text:p>
          </table:table-cell>
          <table:table-cell office:value-type="string" table:style-name="ce88">
            <text:p>Minor roads</text:p>
          </table:table-cell>
          <table:table-cell office:value-type="string" table:style-name="ce88">
            <text:p>All LA roads</text:p>
          </table:table-cell>
          <table:table-cell office:value-type="string" table:style-name="ce88">
            <text:p>All Roads</text:p>
          </table:table-cell>
          <table:table-cell table:style-name="ce88"/>
          <table:table-cell office:value-type="string" table:style-name="ce88">
            <text:p>Motorways</text:p>
          </table:table-cell>
          <table:table-cell office:value-type="string" table:style-name="ce88">
            <text:p>'A' roads</text:p>
          </table:table-cell>
          <table:table-cell office:value-type="string" table:style-name="ce88">
            <text:p>All HE roads</text:p>
          </table:table-cell>
          <table:table-cell table:style-name="ce88"/>
          <table:table-cell office:value-type="string" table:style-name="ce88">
            <text:p>Major roads</text:p>
          </table:table-cell>
          <table:table-cell office:value-type="string" table:style-name="ce88">
            <text:p>Minor roads</text:p>
          </table:table-cell>
          <table:table-cell office:value-type="string" table:style-name="ce88">
            <text:p>All LA roads</text:p>
          </table:table-cell>
          <table:table-cell office:value-type="string" table:style-name="ce88">
            <text:p>All Roads</text:p>
          </table:table-cell>
          <table:table-cell table:number-columns-repeated="16365" table:style-name="ce40"/>
        </table:table-row>
        <table:table-row table:style-name="ro6">
          <table:table-cell office:value-type="string" table:style-name="ce87">
            <text:p>North East</text:p>
          </table:table-cell>
          <table:table-cell table:style-name="ce87"/>
          <table:table-cell office:value-type="float" office:value="0.7" table:style-name="ce86">
            <text:p>0.7</text:p>
          </table:table-cell>
          <table:table-cell office:value-type="float" office:value="2.5" table:style-name="ce86">
            <text:p>2.5</text:p>
          </table:table-cell>
          <table:table-cell office:value-type="float" office:value="3.2" table:style-name="ce86">
            <text:p>3.2</text:p>
          </table:table-cell>
          <table:table-cell table:style-name="ce86"/>
          <table:table-cell office:value-type="float" office:value="4.0999999999999996" table:style-name="ce86">
            <text:p>4.1</text:p>
          </table:table-cell>
          <table:table-cell office:value-type="float" office:value="4.5" table:style-name="ce85">
            <text:p>4.5</text:p>
          </table:table-cell>
          <table:table-cell office:value-type="float" office:value="8.6" table:style-name="ce85">
            <text:p>8.6</text:p>
          </table:table-cell>
          <table:table-cell office:value-type="float" office:value="11.8" table:style-name="ce85">
            <text:p>11.8</text:p>
          </table:table-cell>
          <table:table-cell table:style-name="ce84"/>
          <table:table-cell office:value-type="float" office:value="34.5" table:style-name="ce83">
            <text:p>35</text:p>
          </table:table-cell>
          <table:table-cell office:value-type="float" office:value="212.6" table:style-name="ce83">
            <text:p>213</text:p>
          </table:table-cell>
          <table:table-cell office:value-type="float" office:value="247.2" table:style-name="ce82">
            <text:p>247</text:p>
          </table:table-cell>
          <table:table-cell table:style-name="ce82"/>
          <table:table-cell office:value-type="float" office:value="889.1" table:style-name="ce82">
            <text:p>889</text:p>
          </table:table-cell>
          <table:table-cell office:value-type="float" office:value="8971.2000000000007" table:style-name="ce82">
            <text:p>8,971</text:p>
          </table:table-cell>
          <table:table-cell office:value-type="float" office:value="9860.2999999999993" table:style-name="ce83">
            <text:p>9,860</text:p>
          </table:table-cell>
          <table:table-cell office:value-type="float" office:value="10107.5" table:style-name="ce82">
            <text:p>10,108</text:p>
          </table:table-cell>
          <table:table-cell table:number-columns-repeated="16365" table:style-name="ce40"/>
        </table:table-row>
        <table:table-row table:style-name="ro7">
          <table:table-cell office:value-type="string" table:style-name="ce87">
            <text:p>North West</text:p>
          </table:table-cell>
          <table:table-cell table:style-name="ce87"/>
          <table:table-cell office:value-type="float" office:value="11.5" table:style-name="ce86">
            <text:p>11.5</text:p>
          </table:table-cell>
          <table:table-cell office:value-type="float" office:value="1.4" table:style-name="ce86">
            <text:p>1.4</text:p>
          </table:table-cell>
          <table:table-cell office:value-type="float" office:value="12.9" table:style-name="ce86">
            <text:p>12.9</text:p>
          </table:table-cell>
          <table:table-cell table:style-name="ce86"/>
          <table:table-cell office:value-type="float" office:value="11.2" table:style-name="ce86">
            <text:p>11.2</text:p>
          </table:table-cell>
          <table:table-cell office:value-type="float" office:value="10.9" table:style-name="ce85">
            <text:p>10.9</text:p>
          </table:table-cell>
          <table:table-cell office:value-type="float" office:value="22.1" table:style-name="ce85">
            <text:p>22.1</text:p>
          </table:table-cell>
          <table:table-cell office:value-type="float" office:value="35" table:style-name="ce85">
            <text:p>35.0</text:p>
          </table:table-cell>
          <table:table-cell table:style-name="ce84"/>
          <table:table-cell office:value-type="float" office:value="388.1" table:style-name="ce83">
            <text:p>388</text:p>
          </table:table-cell>
          <table:table-cell office:value-type="float" office:value="189.8" table:style-name="ce83">
            <text:p>190</text:p>
          </table:table-cell>
          <table:table-cell office:value-type="float" office:value="577.9" table:style-name="ce82">
            <text:p>578</text:p>
          </table:table-cell>
          <table:table-cell table:style-name="ce82"/>
          <table:table-cell office:value-type="float" office:value="2302.1999999999998" table:style-name="ce82">
            <text:p>2,302</text:p>
          </table:table-cell>
          <table:table-cell office:value-type="float" office:value="20130.400000000001" table:style-name="ce82">
            <text:p>20,130</text:p>
          </table:table-cell>
          <table:table-cell office:value-type="float" office:value="22432.6" table:style-name="ce83">
            <text:p>22,433</text:p>
          </table:table-cell>
          <table:table-cell office:value-type="float" office:value="23010.5" table:style-name="ce82">
            <text:p>23,011</text:p>
          </table:table-cell>
          <table:table-cell table:number-columns-repeated="16365" table:style-name="ce40"/>
        </table:table-row>
        <table:table-row table:style-name="ro7">
          <table:table-cell office:value-type="string" table:style-name="ce87">
            <text:p>Yorkshire and the Humber</text:p>
          </table:table-cell>
          <table:table-cell table:style-name="ce87"/>
          <table:table-cell office:value-type="float" office:value="6.8" table:style-name="ce86">
            <text:p>6.8</text:p>
          </table:table-cell>
          <table:table-cell office:value-type="float" office:value="1.9" table:style-name="ce86">
            <text:p>1.9</text:p>
          </table:table-cell>
          <table:table-cell office:value-type="float" office:value="8.6999999999999993" table:style-name="ce86">
            <text:p>8.7</text:p>
          </table:table-cell>
          <table:table-cell table:style-name="ce86"/>
          <table:table-cell office:value-type="float" office:value="8.8000000000000007" table:style-name="ce86">
            <text:p>8.8</text:p>
          </table:table-cell>
          <table:table-cell office:value-type="float" office:value="9.1999999999999993" table:style-name="ce85">
            <text:p>9.2</text:p>
          </table:table-cell>
          <table:table-cell office:value-type="float" office:value="18" table:style-name="ce85">
            <text:p>18.0</text:p>
          </table:table-cell>
          <table:table-cell office:value-type="float" office:value="26.6" table:style-name="ce85">
            <text:p>26.6</text:p>
          </table:table-cell>
          <table:table-cell table:style-name="ce84"/>
          <table:table-cell office:value-type="float" office:value="255.8" table:style-name="ce83">
            <text:p>256</text:p>
          </table:table-cell>
          <table:table-cell office:value-type="float" office:value="167.2" table:style-name="ce83">
            <text:p>167</text:p>
          </table:table-cell>
          <table:table-cell office:value-type="float" office:value="423" table:style-name="ce82">
            <text:p>423</text:p>
          </table:table-cell>
          <table:table-cell table:style-name="ce82"/>
          <table:table-cell office:value-type="float" office:value="1905.7" table:style-name="ce82">
            <text:p>1,906</text:p>
          </table:table-cell>
          <table:table-cell office:value-type="float" office:value="17566.3" table:style-name="ce82">
            <text:p>17,566</text:p>
          </table:table-cell>
          <table:table-cell office:value-type="float" office:value="19472.099999999999" table:style-name="ce83">
            <text:p>19,472</text:p>
          </table:table-cell>
          <table:table-cell office:value-type="float" office:value="19895" table:style-name="ce82">
            <text:p>19,895</text:p>
          </table:table-cell>
          <table:table-cell table:number-columns-repeated="16365" table:style-name="ce40"/>
        </table:table-row>
        <table:table-row table:style-name="ro7">
          <table:table-cell office:value-type="string" table:style-name="ce87">
            <text:p>East Midlands</text:p>
          </table:table-cell>
          <table:table-cell table:style-name="ce87"/>
          <table:table-cell office:value-type="float" office:value="4.2" table:style-name="ce86">
            <text:p>4.2</text:p>
          </table:table-cell>
          <table:table-cell office:value-type="float" office:value="4.9000000000000004" table:style-name="ce86">
            <text:p>4.9</text:p>
          </table:table-cell>
          <table:table-cell office:value-type="float" office:value="9.1" table:style-name="ce86">
            <text:p>9.1</text:p>
          </table:table-cell>
          <table:table-cell table:style-name="ce86"/>
          <table:table-cell office:value-type="float" office:value="8.6" table:style-name="ce86">
            <text:p>8.6</text:p>
          </table:table-cell>
          <table:table-cell office:value-type="float" office:value="8.9" table:style-name="ce85">
            <text:p>8.9</text:p>
          </table:table-cell>
          <table:table-cell office:value-type="float" office:value="17.399999999999999" table:style-name="ce85">
            <text:p>17.4</text:p>
          </table:table-cell>
          <table:table-cell office:value-type="float" office:value="26.5" table:style-name="ce85">
            <text:p>26.5</text:p>
          </table:table-cell>
          <table:table-cell table:style-name="ce84"/>
          <table:table-cell office:value-type="float" office:value="121.4" table:style-name="ce83">
            <text:p>121</text:p>
          </table:table-cell>
          <table:table-cell office:value-type="float" office:value="366.2" table:style-name="ce83">
            <text:p>366</text:p>
          </table:table-cell>
          <table:table-cell office:value-type="float" office:value="487.6" table:style-name="ce82">
            <text:p>488</text:p>
          </table:table-cell>
          <table:table-cell table:style-name="ce82"/>
          <table:table-cell office:value-type="float" office:value="2040.1" table:style-name="ce82">
            <text:p>2,040</text:p>
          </table:table-cell>
          <table:table-cell office:value-type="float" office:value="17035.099999999999" table:style-name="ce82">
            <text:p>17,035</text:p>
          </table:table-cell>
          <table:table-cell office:value-type="float" office:value="19075.2" table:style-name="ce83">
            <text:p>19,075</text:p>
          </table:table-cell>
          <table:table-cell office:value-type="float" office:value="19562.8" table:style-name="ce82">
            <text:p>19,563</text:p>
          </table:table-cell>
          <table:table-cell table:number-columns-repeated="16365" table:style-name="ce40"/>
        </table:table-row>
        <table:table-row table:style-name="ro7">
          <table:table-cell office:value-type="string" table:style-name="ce87">
            <text:p>West Midlands</text:p>
          </table:table-cell>
          <table:table-cell table:style-name="ce87"/>
          <table:table-cell office:value-type="float" office:value="8.1999999999999993" table:style-name="ce86">
            <text:p>8.2</text:p>
          </table:table-cell>
          <table:table-cell office:value-type="float" office:value="2.7" table:style-name="ce86">
            <text:p>2.7</text:p>
          </table:table-cell>
          <table:table-cell office:value-type="float" office:value="10.9" table:style-name="ce86">
            <text:p>10.9</text:p>
          </table:table-cell>
          <table:table-cell table:style-name="ce86"/>
          <table:table-cell office:value-type="float" office:value="8.9" table:style-name="ce86">
            <text:p>8.9</text:p>
          </table:table-cell>
          <table:table-cell office:value-type="float" office:value="11" table:style-name="ce85">
            <text:p>11.0</text:p>
          </table:table-cell>
          <table:table-cell office:value-type="float" office:value="19.899999999999999" table:style-name="ce85">
            <text:p>19.9</text:p>
          </table:table-cell>
          <table:table-cell office:value-type="float" office:value="30.8" table:style-name="ce85">
            <text:p>30.8</text:p>
          </table:table-cell>
          <table:table-cell table:style-name="ce84"/>
          <table:table-cell office:value-type="float" office:value="270" table:style-name="ce83">
            <text:p>270</text:p>
          </table:table-cell>
          <table:table-cell office:value-type="float" office:value="272.8" table:style-name="ce83">
            <text:p>273</text:p>
          </table:table-cell>
          <table:table-cell office:value-type="float" office:value="542.79999999999995" table:style-name="ce82">
            <text:p>543</text:p>
          </table:table-cell>
          <table:table-cell table:style-name="ce82"/>
          <table:table-cell office:value-type="float" office:value="1933.8" table:style-name="ce82">
            <text:p>1,934</text:p>
          </table:table-cell>
          <table:table-cell office:value-type="float" office:value="18034.3" table:style-name="ce82">
            <text:p>18,034</text:p>
          </table:table-cell>
          <table:table-cell office:value-type="float" office:value="19968.099999999999" table:style-name="ce83">
            <text:p>19,968</text:p>
          </table:table-cell>
          <table:table-cell office:value-type="float" office:value="20510.900000000001" table:style-name="ce82">
            <text:p>20,511</text:p>
          </table:table-cell>
          <table:table-cell table:number-columns-repeated="16365" table:style-name="ce40"/>
        </table:table-row>
        <table:table-row table:style-name="ro7">
          <table:table-cell office:value-type="string" table:style-name="ce87">
            <text:p>East of England</text:p>
          </table:table-cell>
          <table:table-cell table:style-name="ce87"/>
          <table:table-cell office:value-type="float" office:value="6" table:style-name="ce86">
            <text:p>6.0</text:p>
          </table:table-cell>
          <table:table-cell office:value-type="float" office:value="6.6" table:style-name="ce86">
            <text:p>6.6</text:p>
          </table:table-cell>
          <table:table-cell office:value-type="float" office:value="12.6" table:style-name="ce86">
            <text:p>12.6</text:p>
          </table:table-cell>
          <table:table-cell table:style-name="ce86"/>
          <table:table-cell office:value-type="float" office:value="10.4" table:style-name="ce86">
            <text:p>10.4</text:p>
          </table:table-cell>
          <table:table-cell office:value-type="float" office:value="13.3" table:style-name="ce85">
            <text:p>13.3</text:p>
          </table:table-cell>
          <table:table-cell office:value-type="float" office:value="23.7" table:style-name="ce85">
            <text:p>23.7</text:p>
          </table:table-cell>
          <table:table-cell office:value-type="float" office:value="36.4" table:style-name="ce85">
            <text:p>36.4</text:p>
          </table:table-cell>
          <table:table-cell table:style-name="ce84"/>
          <table:table-cell office:value-type="float" office:value="162.69999999999999" table:style-name="ce83">
            <text:p>163</text:p>
          </table:table-cell>
          <table:table-cell office:value-type="float" office:value="485.5" table:style-name="ce83">
            <text:p>486</text:p>
          </table:table-cell>
          <table:table-cell office:value-type="float" office:value="648.20000000000005" table:style-name="ce82">
            <text:p>648</text:p>
          </table:table-cell>
          <table:table-cell table:style-name="ce82"/>
          <table:table-cell office:value-type="float" office:value="1936.4" table:style-name="ce82">
            <text:p>1,936</text:p>
          </table:table-cell>
          <table:table-cell office:value-type="float" office:value="22196.7" table:style-name="ce82">
            <text:p>22,197</text:p>
          </table:table-cell>
          <table:table-cell office:value-type="float" office:value="24133.1" table:style-name="ce83">
            <text:p>24,133</text:p>
          </table:table-cell>
          <table:table-cell office:value-type="float" office:value="24781.3" table:style-name="ce82">
            <text:p>24,781</text:p>
          </table:table-cell>
          <table:table-cell table:number-columns-repeated="16365" table:style-name="ce40"/>
        </table:table-row>
        <table:table-row table:style-name="ro7">
          <table:table-cell office:value-type="string" table:style-name="ce87">
            <text:p>London</text:p>
          </table:table-cell>
          <table:table-cell table:style-name="ce87"/>
          <table:table-cell office:value-type="float" office:value="1.5" table:style-name="ce86">
            <text:p>1.5</text:p>
          </table:table-cell>
          <table:table-cell office:value-type="float" office:value="0" table:style-name="ce86">
            <text:p>0.0</text:p>
          </table:table-cell>
          <table:table-cell office:value-type="float" office:value="1.5" table:style-name="ce86">
            <text:p>1.5</text:p>
          </table:table-cell>
          <table:table-cell table:style-name="ce86"/>
          <table:table-cell office:value-type="float" office:value="10.199999999999999" table:style-name="ce86">
            <text:p>10.2</text:p>
          </table:table-cell>
          <table:table-cell office:value-type="float" office:value="6.4" table:style-name="ce85">
            <text:p>6.4</text:p>
          </table:table-cell>
          <table:table-cell office:value-type="float" office:value="16.7" table:style-name="ce85">
            <text:p>16.7</text:p>
          </table:table-cell>
          <table:table-cell office:value-type="float" office:value="18.2" table:style-name="ce85">
            <text:p>18.2</text:p>
          </table:table-cell>
          <table:table-cell table:style-name="ce84"/>
          <table:table-cell office:value-type="float" office:value="37.299999999999997" table:style-name="ce83">
            <text:p>37</text:p>
          </table:table-cell>
          <table:table-cell office:value-type="float" office:value="0" table:style-name="ce83">
            <text:p>0</text:p>
          </table:table-cell>
          <table:table-cell office:value-type="float" office:value="37.299999999999997" table:style-name="ce82">
            <text:p>37</text:p>
          </table:table-cell>
          <table:table-cell table:style-name="ce82"/>
          <table:table-cell office:value-type="float" office:value="1068.0999999999999" table:style-name="ce82">
            <text:p>1,068</text:p>
          </table:table-cell>
          <table:table-cell office:value-type="float" office:value="8088.4" table:style-name="ce82">
            <text:p>8,088</text:p>
          </table:table-cell>
          <table:table-cell office:value-type="float" office:value="9156.6" table:style-name="ce83">
            <text:p>9,157</text:p>
          </table:table-cell>
          <table:table-cell office:value-type="float" office:value="9193.9" table:style-name="ce82">
            <text:p>9,194</text:p>
          </table:table-cell>
          <table:table-cell table:number-columns-repeated="16365" table:style-name="ce40"/>
        </table:table-row>
        <table:table-row table:style-name="ro7">
          <table:table-cell office:value-type="string" table:style-name="ce87">
            <text:p>South East</text:p>
          </table:table-cell>
          <table:table-cell table:style-name="ce87"/>
          <table:table-cell office:value-type="float" office:value="14.4" table:style-name="ce86">
            <text:p>14.4</text:p>
          </table:table-cell>
          <table:table-cell office:value-type="float" office:value="6.7" table:style-name="ce86">
            <text:p>6.7</text:p>
          </table:table-cell>
          <table:table-cell office:value-type="float" office:value="21.1" table:style-name="ce86">
            <text:p>21.1</text:p>
          </table:table-cell>
          <table:table-cell table:style-name="ce86"/>
          <table:table-cell office:value-type="float" office:value="15.5" table:style-name="ce86">
            <text:p>15.5</text:p>
          </table:table-cell>
          <table:table-cell office:value-type="float" office:value="17.399999999999999" table:style-name="ce85">
            <text:p>17.4</text:p>
          </table:table-cell>
          <table:table-cell office:value-type="float" office:value="33" table:style-name="ce85">
            <text:p>33.0</text:p>
          </table:table-cell>
          <table:table-cell office:value-type="float" office:value="54.1" table:style-name="ce85">
            <text:p>54.1</text:p>
          </table:table-cell>
          <table:table-cell table:style-name="ce84"/>
          <table:table-cell office:value-type="float" office:value="400.2" table:style-name="ce83">
            <text:p>400</text:p>
          </table:table-cell>
          <table:table-cell office:value-type="float" office:value="418.4" table:style-name="ce83">
            <text:p>418</text:p>
          </table:table-cell>
          <table:table-cell office:value-type="float" office:value="818.5" table:style-name="ce82">
            <text:p>819</text:p>
          </table:table-cell>
          <table:table-cell table:style-name="ce82"/>
          <table:table-cell office:value-type="float" office:value="2840.4" table:style-name="ce82">
            <text:p>2,840</text:p>
          </table:table-cell>
          <table:table-cell office:value-type="float" office:value="26102.799999999999" table:style-name="ce82">
            <text:p>26,103</text:p>
          </table:table-cell>
          <table:table-cell office:value-type="float" office:value="28943.200000000001" table:style-name="ce83">
            <text:p>28,943</text:p>
          </table:table-cell>
          <table:table-cell office:value-type="float" office:value="29761.7" table:style-name="ce82">
            <text:p>29,762</text:p>
          </table:table-cell>
          <table:table-cell table:number-columns-repeated="16365" table:style-name="ce40"/>
        </table:table-row>
        <table:table-row table:style-name="ro7">
          <table:table-cell office:value-type="string" table:style-name="ce87">
            <text:p>South West</text:p>
          </table:table-cell>
          <table:table-cell table:style-name="ce87"/>
          <table:table-cell office:value-type="float" office:value="5.7" table:style-name="ce86">
            <text:p>5.7</text:p>
          </table:table-cell>
          <table:table-cell office:value-type="float" office:value="4" table:style-name="ce86">
            <text:p>4.0</text:p>
          </table:table-cell>
          <table:table-cell office:value-type="float" office:value="9.6999999999999993" table:style-name="ce86">
            <text:p>9.7</text:p>
          </table:table-cell>
          <table:table-cell table:style-name="ce86"/>
          <table:table-cell office:value-type="float" office:value="10" table:style-name="ce86">
            <text:p>10.0</text:p>
          </table:table-cell>
          <table:table-cell office:value-type="float" office:value="12" table:style-name="ce85">
            <text:p>12.0</text:p>
          </table:table-cell>
          <table:table-cell office:value-type="float" office:value="22" table:style-name="ce85">
            <text:p>22.0</text:p>
          </table:table-cell>
          <table:table-cell office:value-type="float" office:value="31.7" table:style-name="ce85">
            <text:p>31.7</text:p>
          </table:table-cell>
          <table:table-cell table:style-name="ce84"/>
          <table:table-cell office:value-type="float" office:value="203.1" table:style-name="ce83">
            <text:p>203</text:p>
          </table:table-cell>
          <table:table-cell office:value-type="float" office:value="457.6" table:style-name="ce83">
            <text:p>458</text:p>
          </table:table-cell>
          <table:table-cell office:value-type="float" office:value="660.7" table:style-name="ce82">
            <text:p>661</text:p>
          </table:table-cell>
          <table:table-cell table:style-name="ce82"/>
          <table:table-cell office:value-type="float" office:value="2618.3000000000002" table:style-name="ce82">
            <text:p>2,618</text:p>
          </table:table-cell>
          <table:table-cell office:value-type="float" office:value="27847.8" table:style-name="ce82">
            <text:p>27,848</text:p>
          </table:table-cell>
          <table:table-cell office:value-type="float" office:value="30466.2" table:style-name="ce83">
            <text:p>30,466</text:p>
          </table:table-cell>
          <table:table-cell office:value-type="float" office:value="31126.9" table:style-name="ce82">
            <text:p>31,127</text:p>
          </table:table-cell>
          <table:table-cell table:number-columns-repeated="16365" table:style-name="ce40"/>
        </table:table-row>
        <table:table-row table:style-name="ro8">
          <table:table-cell office:value-type="string" table:style-name="ce87">
            <text:p>England</text:p>
          </table:table-cell>
          <table:table-cell table:style-name="ce87"/>
          <table:table-cell office:value-type="float" office:value="59" table:style-name="ce86">
            <text:p>59.0</text:p>
          </table:table-cell>
          <table:table-cell office:value-type="float" office:value="30.8" table:style-name="ce86">
            <text:p>30.8</text:p>
          </table:table-cell>
          <table:table-cell office:value-type="float" office:value="89.7" table:style-name="ce86">
            <text:p>89.7</text:p>
          </table:table-cell>
          <table:table-cell table:style-name="ce86"/>
          <table:table-cell office:value-type="float" office:value="87.8" table:style-name="ce86">
            <text:p>87.8</text:p>
          </table:table-cell>
          <table:table-cell office:value-type="float" office:value="93.6" table:style-name="ce86">
            <text:p>93.6</text:p>
          </table:table-cell>
          <table:table-cell office:value-type="float" office:value="181.3" table:style-name="ce86">
            <text:p>181.3</text:p>
          </table:table-cell>
          <table:table-cell office:value-type="float" office:value="271.10000000000002" table:style-name="ce85">
            <text:p>271.1</text:p>
          </table:table-cell>
          <table:table-cell table:style-name="ce84"/>
          <table:table-cell office:value-type="float" office:value="1873.1" table:style-name="ce83">
            <text:p>1,873</text:p>
          </table:table-cell>
          <table:table-cell office:value-type="float" office:value="2570.1" table:style-name="ce83">
            <text:p>2,570</text:p>
          </table:table-cell>
          <table:table-cell office:value-type="float" office:value="4443.2" table:style-name="ce82">
            <text:p>4,443</text:p>
          </table:table-cell>
          <table:table-cell table:style-name="ce82"/>
          <table:table-cell office:value-type="float" office:value="17534.099999999999" table:style-name="ce82">
            <text:p>17,534</text:p>
          </table:table-cell>
          <table:table-cell office:value-type="float" office:value="165973.20000000001" table:style-name="ce82">
            <text:p>165,973</text:p>
          </table:table-cell>
          <table:table-cell office:value-type="float" office:value="183507.3" table:style-name="ce83">
            <text:p>183,507</text:p>
          </table:table-cell>
          <table:table-cell office:value-type="float" office:value="187950.5" table:style-name="ce82">
            <text:p>187,951</text:p>
          </table:table-cell>
          <table:table-cell table:number-columns-repeated="16365" table:style-name="ce40"/>
        </table:table-row>
        <table:table-row table:style-name="ro9">
          <table:table-cell table:number-columns-repeated="2" table:style-name="ce81"/>
          <table:table-cell table:number-columns-repeated="11" table:style-name="ce80"/>
          <table:table-cell table:number-columns-repeated="6" table:style-name="ce79"/>
          <table:table-cell table:number-columns-repeated="16365" table:style-name="ce40"/>
        </table:table-row>
        <table:table-row table:style-name="ro12">
          <table:table-cell office:value-type="string" table:number-columns-spanned="14" table:number-rows-spanned="1" table:style-name="ce107">
            <text:p>1 Tables TRA42xx are calculated on a road network based on road management responsibility as it was on 1st April 2015. As a result, roads that were detrunked are part of LA managed roads for the full time series regardless of when the road moved from HE managed to the LA managed. This is to enable easier analysis of the traffic trends. However, caution should be taken when interpreting these figures due to the experimental nature of them.</text:p>
          </table:table-cell>
          <table:covered-table-cell table:number-columns-repeated="13"/>
          <table:table-cell table:number-columns-repeated="4" table:style-name="ce75"/>
          <table:table-cell office:value-type="string" table:style-name="ce77">
            <text:p>Source: DfT National Road Traffic Survey</text:p>
          </table:table-cell>
          <table:table-cell table:number-columns-repeated="16365" table:style-name="ce40"/>
        </table:table-row>
        <table:table-row table:style-name="ro13">
          <table:table-cell office:value-type="string" table:style-name="ce75">
            <text:p>Telephone: 020 7944 3095</text:p>
          </table:table-cell>
          <table:table-cell table:number-columns-repeated="17" table:style-name="ce75"/>
          <table:table-cell office:value-type="string" table:style-name="ce77">
            <text:p>Last updated: May 2016</text:p>
          </table:table-cell>
          <table:table-cell table:number-columns-repeated="16365" table:style-name="ce40"/>
        </table:table-row>
        <table:table-row table:style-name="ro13">
          <table:table-cell office:value-type="string" table:style-name="ce75">
            <text:p>Email: roadtraff.stats@dft.gsi.gov.uk</text:p>
          </table:table-cell>
          <table:table-cell table:number-columns-repeated="17" table:style-name="ce75"/>
          <table:table-cell office:value-type="string" table:style-name="ce77">
            <text:p>Next updated: May 2017</text:p>
          </table:table-cell>
          <table:table-cell table:number-columns-repeated="16365" table:style-name="ce40"/>
        </table:table-row>
        <table:table-row table:style-name="ro13">
          <table:table-cell office:value-type="string" table:style-name="ce29">
            <text:p><text:a xlink:href="https://www.gov.uk/transport-statistics-notes-and-guidance-road-traffic">Notes &amp; guidance (https://www.gov.uk/transport-statistics-notes-and-guidance-road-traffic)</text:a></text:p>
          </table:table-cell>
          <table:table-cell table:style-name="ce29"/>
          <table:table-cell table:number-columns-repeated="17" table:style-name="ce75"/>
          <table:table-cell table:number-columns-repeated="16365" table:style-name="ce40"/>
        </table:table-row>
        <table:table-row table:style-name="ro13">
          <table:table-cell office:value-type="string" table:style-name="ce75">
            <text:p>The figures in this table are National Statistics.</text:p>
          </table:table-cell>
          <table:table-cell table:number-columns-repeated="18" table:style-name="ce75"/>
          <table:table-cell table:number-columns-repeated="16365" table:style-name="ce40"/>
        </table:table-row>
        <table:table-row table:style-name="ro13">
          <table:table-cell table:number-columns-repeated="16384"/>
        </table:table-row>
        <table:table-row table:number-rows-repeated="7" table:style-name="ro13">
          <table:table-cell table:number-columns-repeated="2" table:style-name="ce75"/>
          <table:table-cell table:number-columns-repeated="17" table:style-name="ce76"/>
          <table:table-cell table:number-columns-repeated="16365" table:style-name="ce40"/>
        </table:table-row>
        <table:table-row table:number-rows-repeated="6" table:style-name="ro13">
          <table:table-cell table:number-columns-repeated="2" table:style-name="ce40"/>
          <table:table-cell table:number-columns-repeated="17" table:style-name="ce76"/>
          <table:table-cell table:number-columns-repeated="16365" table:style-name="ce40"/>
        </table:table-row>
        <table:table-row table:number-rows-repeated="1048538" table:style-name="ro13">
          <table:table-cell table:number-columns-repeated="16384"/>
        </table:table-row>
        <table:named-expressions>
          <table:named-range table:name="Print_Area" table:cell-range-address="TRA4206_(2015).$A$1:TRA4206_(2015).$S$23" table:base-cell-address="TRA4206_(2015).$A$1"/>
        </table:named-expressions>
      </table:table>
      <table:table table:name="'file:///C:/2005Publications/RoRo%20Q2_2005/Bulletin205draft.xls'#CommentarySA" table:style-name="ta3">
        <table:table-source xlink:href="file:///C:/2005Publications/RoRo%20Q2_2005/Bulletin205draft.xls" table:table-name="CommentarySA" table:mode="copy-results-only"/>
        <table:table-column/>
        <table:table-row table:number-rows-repeated="1048576">
          <table:table-cell table:number-columns-repeated="16384"/>
        </table:table-row>
      </table:table>
      <table:table table:name="'file:///C:/2005Publications/RoRo%20Q2_2005/Bulletin205draft.xls'#TABLE1a" table:style-name="ta3">
        <table:table-source xlink:href="file:///C:/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C:/2005Publications/RoRo%20Q2_2005/Bulletin205draft.xls'#TABLE1b" table:style-name="ta3">
        <table:table-source xlink:href="file:///C:/2005Publications/RoRo%20Q2_2005/Bulletin205draft.xls" table:table-name="TABLE1b" table:mode="copy-results-only"/>
        <table:table-column/>
        <table:table-row table:number-rows-repeated="1048576">
          <table:table-cell table:number-columns-repeated="16384"/>
        </table:table-row>
      </table:table>
      <table:table table:name="'file:///C:/2005Publications/RoRo%20Q2_2005/Bulletin205draft.xls'#TABLE2" table:style-name="ta3">
        <table:table-source xlink:href="file:///C:/2005Publications/RoRo%20Q2_2005/Bulletin205draft.xls" table:table-name="TABLE2" table:mode="copy-results-only"/>
        <table:table-column/>
        <table:table-row table:number-rows-repeated="1048576">
          <table:table-cell table:number-columns-repeated="16384"/>
        </table:table-row>
      </table:table>
      <table:table table:name="'file:///C:/2005Publications/RoRo%20Q2_2005/Bulletin205draft.xls'#TABLE2cont__2" table:style-name="ta3">
        <table:table-source xlink:href="file:///C:/2005Publications/RoRo%20Q2_2005/Bulletin205draft.xls" table:table-name="TABLE2cont__2" table:mode="copy-results-only"/>
        <table:table-column/>
        <table:table-row table:number-rows-repeated="1048576">
          <table:table-cell table:number-columns-repeated="16384"/>
        </table:table-row>
      </table:table>
      <table:table table:name="'file:///C:/2005Publications/RoRo%20Q2_2005/Bulletin205draft.xls'#TABLE3" table:style-name="ta3">
        <table:table-source xlink:href="file:///C:/2005Publications/RoRo%20Q2_2005/Bulletin205draft.xls" table:table-name="TABLE3" table:mode="copy-results-only"/>
        <table:table-column/>
        <table:table-row table:number-rows-repeated="1048576">
          <table:table-cell table:number-columns-repeated="16384"/>
        </table:table-row>
      </table:table>
      <table:table table:name="'file:///C:/2005Publications/RoRo%20Q2_2005/Bulletin205draft.xls'#TABLE3a" table:style-name="ta3">
        <table:table-source xlink:href="file:///C:/2005Publications/RoRo%20Q2_2005/Bulletin205draft.xls" table:table-name="TABLE3a" table:mode="copy-results-only"/>
        <table:table-column/>
        <table:table-row table:number-rows-repeated="1048576">
          <table:table-cell table:number-columns-repeated="16384"/>
        </table:table-row>
      </table:table>
      <table:table table:name="'file:///C:/2005Publications/RoRo%20Q2_2005/Bulletin205draft.xls'#TABLE3b" table:style-name="ta3">
        <table:table-source xlink:href="file:///C:/2005Publications/RoRo%20Q2_2005/Bulletin205draft.xls" table:table-name="TABLE3b" table:mode="copy-results-only"/>
        <table:table-column/>
        <table:table-row table:number-rows-repeated="1048576">
          <table:table-cell table:number-columns-repeated="16384"/>
        </table:table-row>
      </table:table>
      <table:table table:name="'file:///C:/2005Publications/RoRo%20Q2_2005/Bulletin205draft.xls'#TABLE4AL" table:style-name="ta3">
        <table:table-source xlink:href="file:///C:/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C:/2005Publications/RoRo%20Q2_2005/Bulletin205draft.xls'#TABLE4a" table:style-name="ta3">
        <table:table-source xlink:href="file:///C:/2005Publications/RoRo%20Q2_2005/Bulletin205draft.xls" table:table-name="TABLE4a" table:mode="copy-results-only"/>
        <table:table-column/>
        <table:table-row table:number-rows-repeated="1048576">
          <table:table-cell table:number-columns-repeated="16384"/>
        </table:table-row>
      </table:table>
      <table:table table:name="'file:///C:/2005Publications/RoRo%20Q2_2005/Bulletin205draft.xls'#TABLE4b" table:style-name="ta3">
        <table:table-source xlink:href="file:///C:/2005Publications/RoRo%20Q2_2005/Bulletin205draft.xls" table:table-name="TABLE4b" table:mode="copy-results-only"/>
        <table:table-column/>
        <table:table-row table:number-rows-repeated="1048576">
          <table:table-cell table:number-columns-repeated="16384"/>
        </table:table-row>
      </table:table>
      <table:table table:name="'file:///C:/2005Publications/RoRo%20Q2_2005/Bulletin205draft.xls'#TABLE5" table:style-name="ta3">
        <table:table-source xlink:href="file:///C:/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C:/2005Publications/RoRo%20Q2_2005/Bulletin205draft.xls'#Routes" table:style-name="ta3">
        <table:table-source xlink:href="file:///C:/2005Publications/RoRo%20Q2_2005/Bulletin205draft.xls" table:table-name="Routes" table:mode="copy-results-only"/>
        <table:table-column/>
        <table:table-row table:number-rows-repeated="1048576">
          <table:table-cell table:number-columns-repeated="16384"/>
        </table:table-row>
      </table:table>
      <table:table table:name="'file:///C:/2005Publications/RoRo%20Q2_2005/Bulletin205draft.xls'#FiguresSA_-do_not_print2" table:style-name="ta3">
        <table:table-source xlink:href="file:///C:/2005Publications/RoRo%20Q2_2005/Bulletin205draft.xls" table:table-name="FiguresSA_-do_not_print2" table:mode="copy-results-only"/>
        <table:table-column/>
        <table:table-row table:number-rows-repeated="1048576">
          <table:table-cell table:number-columns-repeated="16384"/>
        </table:table-row>
      </table:table>
      <table:table table:name="'file:///C:/2005Publications/RoRo%20Q2_2005/Bulletin205draft.xls'#TABLE2cont__" table:style-name="ta3">
        <table:table-source xlink:href="file:///C:/2005Publications/RoRo%20Q2_2005/Bulletin205draft.xls" table:table-name="TABLE2cont__" table:mode="copy-results-only"/>
        <table:table-column/>
        <table:table-row table:number-rows-repeated="1048576">
          <table:table-cell table:number-columns-repeated="16384"/>
        </table:table-row>
      </table:table>
      <table:table table:name="'file:///C:/2005Publications/RoRo%20Q2_2005/Bulletin205draft.xls'#FiguresSA_-do_not_print" table:style-name="ta3">
        <table:table-source xlink:href="file:///C:/2005Publications/RoRo%20Q2_2005/Bulletin205draft.xls" table:table-name="FiguresSA_-do_not_print" table:mode="copy-results-only"/>
        <table:table-column/>
        <table:table-row table:number-rows-repeated="1048576">
          <table:table-cell table:number-columns-repeated="16384"/>
        </table:table-row>
      </table:table>
      <table:table table:name="'file:///C:/2005Publications/RoRo%20Q2_2005/Bulletin205draft.xls'#TABLE2cont__1" table:style-name="ta3">
        <table:table-source xlink:href="file:///C:/2005Publications/RoRo%20Q2_2005/Bulletin205draft.xls" table:table-name="TABLE2cont__1" table:mode="copy-results-only"/>
        <table:table-column/>
        <table:table-row table:number-rows-repeated="1048576">
          <table:table-cell table:number-columns-repeated="16384"/>
        </table:table-row>
      </table:table>
      <table:table table:name="'file:///C:/2005Publications/RoRo%20Q2_2005/Bulletin205draft.xls'#FiguresSA_-do_not_print1" table:style-name="ta3">
        <table:table-source xlink:href="file:///C:/2005Publications/RoRo%20Q2_2005/Bulletin205draft.xls" table:table-name="FiguresSA_-do_not_print1" table:mode="copy-results-only"/>
        <table:table-column/>
        <table:table-row table:number-rows-repeated="1048576">
          <table:table-cell table:number-columns-repeated="16384"/>
        </table:table-row>
      </table:table>
      <table:table table:name="'file:///C:/TSGB1998/SECTION1/1-13-98.XLS'#TIS-INDEX" table:style-name="ta3">
        <table:table-source xlink:href="file:///C:/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C:/IRHS/EXCEL/RORO/bulletins/2003/SA%20Changes/SA%20Changes%20to%20bulletin%20-%20draft.xls'#CommentarySA" table:style-name="ta3">
        <table:table-source xlink:href="file:///C:/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C:/IRHS/EXCEL/RORO/bulletins/2003/SA%20Changes/SA%20Changes%20to%20bulletin%20-%20draft.xls'#TABLE1a" table:style-name="ta3">
        <table:table-source xlink:href="file:///C:/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C:/IRHS/EXCEL/RORO/bulletins/2003/SA%20Changes/SA%20Changes%20to%20bulletin%20-%20draft.xls'#TABLE1b" table:style-name="ta3">
        <table:table-source xlink:href="file:///C:/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C:/IRHS/EXCEL/RORO/bulletins/2003/SA%20Changes/SA%20Changes%20to%20bulletin%20-%20draft.xls'#TABLE2" table:style-name="ta3">
        <table:table-source xlink:href="file:///C:/IRHS/EXCEL/RORO/bulletins/2003/SA%20Changes/SA%20Changes%20to%20bulletin%20-%20draft.xls" table:table-name="TABLE2" table:mode="copy-results-only"/>
        <table:table-column/>
        <table:table-row table:number-rows-repeated="1048576">
          <table:table-cell table:number-columns-repeated="16384"/>
        </table:table-row>
      </table:table>
      <table:table table:name="'file:///C:/IRHS/EXCEL/RORO/bulletins/2003/SA%20Changes/SA%20Changes%20to%20bulletin%20-%20draft.xls'#TABLE3" table:style-name="ta3">
        <table:table-source xlink:href="file:///C:/IRHS/EXCEL/RORO/bulletins/2003/SA%20Changes/SA%20Changes%20to%20bulletin%20-%20draft.xls" table:table-name="TABLE3" table:mode="copy-results-only"/>
        <table:table-column/>
        <table:table-row table:number-rows-repeated="1048576">
          <table:table-cell table:number-columns-repeated="16384"/>
        </table:table-row>
      </table:table>
      <table:table table:name="'file:///C:/IRHS/EXCEL/RORO/bulletins/2003/SA%20Changes/SA%20Changes%20to%20bulletin%20-%20draft.xls'#TABLE3a" table:style-name="ta3">
        <table:table-source xlink:href="file:///C:/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C:/IRHS/EXCEL/RORO/bulletins/2003/SA%20Changes/SA%20Changes%20to%20bulletin%20-%20draft.xls'#TABLE3b" table:style-name="ta3">
        <table:table-source xlink:href="file:///C:/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C:/IRHS/EXCEL/RORO/bulletins/2003/SA%20Changes/SA%20Changes%20to%20bulletin%20-%20draft.xls'#TABLE4AL" table:style-name="ta3">
        <table:table-source xlink:href="file:///C:/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C:/IRHS/EXCEL/RORO/bulletins/2003/SA%20Changes/SA%20Changes%20to%20bulletin%20-%20draft.xls'#TABLE4a" table:style-name="ta3">
        <table:table-source xlink:href="file:///C:/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C:/IRHS/EXCEL/RORO/bulletins/2003/SA%20Changes/SA%20Changes%20to%20bulletin%20-%20draft.xls'#TABLE4b" table:style-name="ta3">
        <table:table-source xlink:href="file:///C:/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C:/IRHS/EXCEL/RORO/bulletins/2003/SA%20Changes/SA%20Changes%20to%20bulletin%20-%20draft.xls'#TABLE5" table:style-name="ta3">
        <table:table-source xlink:href="file:///C:/IRHS/EXCEL/RORO/bulletins/2003/SA%20Changes/SA%20Changes%20to%20bulletin%20-%20draft.xls" table:table-name="TABLE5" table:mode="copy-results-only"/>
        <table:table-column/>
        <table:table-row table:number-rows-repeated="1048576">
          <table:table-cell table:number-columns-repeated="16384"/>
        </table:table-row>
      </table:table>
      <table:named-expressions>
        <table:named-range table:name="\0" table:cell-range-address="'file:///C:/2005Publications/RoRo%20Q2_2005/Bulletin205draft.xls'#TABLE1a.$U$1:TABLE1a.$U$7" table:base-cell-address="TRA4206_(2017).$A$1"/>
        <table:named-range table:name="\p" table:cell-range-address="'file:///C:/2005Publications/RoRo%20Q2_2005/Bulletin205draft.xls'#TABLE1a.$P$1" table:base-cell-address="TRA4206_(2017).$A$1"/>
        <table:named-range table:name="\t" table:cell-range-address="'file:///C:/2005Publications/RoRo%20Q2_2005/Bulletin205draft.xls'#TABLE1a.$U$3" table:base-cell-address="TRA4206_(2017).$A$1"/>
        <table:named-expression table:name="_1.2__Average_distance_travelled_by_mode_of_travel__1975_76__1985_86_and_1993_95" table:expression="of:=[.#REF!]" table:base-cell-address="TRA4206_(2017).$A$1"/>
        <table:named-expression table:name="_1981" table:expression="of:=[.#REF!]" table:base-cell-address="TRA4206_(2017).$A$1"/>
        <table:named-expression table:name="activeCell" table:expression="of:=[.#REF!]" table:base-cell-address="TRA4206_(2017).$A$1"/>
        <table:named-expression table:name="ALL" table:expression="of:=#N/A" table:base-cell-address="TRA4206_(2017).$A$1"/>
        <table:named-range table:name="ANNBELGIUM" table:cell-range-address="'file:///C:/2005Publications/RoRo%20Q2_2005/Bulletin205draft.xls'#TABLE5.$D$5:TABLE5.$D$12" table:base-cell-address="TRA4206_(2017).$A$1"/>
        <table:named-range table:name="ANNDVR" table:cell-range-address="'file:///C:/2005Publications/RoRo%20Q2_2005/Bulletin205draft.xls'#TABLE4AL.$D$6:TABLE4AL.$D$12" table:base-cell-address="TRA4206_(2017).$A$1"/>
        <table:named-range table:name="ANNENG" table:cell-range-address="'file:///C:/2005Publications/RoRo%20Q2_2005/Bulletin205draft.xls'#TABLE4AL.$F$6:TABLE4AL.$F$12" table:base-cell-address="TRA4206_(2017).$A$1"/>
        <table:named-range table:name="ANNFORIEGN" table:cell-range-address="'file:///C:/2005Publications/RoRo%20Q2_2005/Bulletin205draft.xls'#TABLE1a.$P$37" table:base-cell-address="TRA4206_(2017).$A$1"/>
        <table:named-range table:name="ANNFRANCE" table:cell-range-address="'file:///C:/2005Publications/RoRo%20Q2_2005/Bulletin205draft.xls'#TABLE5.$B$5:TABLE5.$B$12" table:base-cell-address="TRA4206_(2017).$A$1"/>
        <table:named-range table:name="ANNL" table:cell-range-address="'file:///C:/2005Publications/RoRo%20Q2_2005/Bulletin205draft.xls'#TABLE5.$F$5:TABLE5.$F$12" table:base-cell-address="TRA4206_(2017).$A$1"/>
        <table:named-range table:name="ANNOTHER" table:cell-range-address="'file:///C:/2005Publications/RoRo%20Q2_2005/Bulletin205draft.xls'#TABLE5.$J$5:TABLE5.$J$12" table:base-cell-address="TRA4206_(2017).$A$1"/>
        <table:named-range table:name="ANNSE" table:cell-range-address="'file:///C:/2005Publications/RoRo%20Q2_2005/Bulletin205draft.xls'#TABLE4AL.$B$6:TABLE4AL.$B$12" table:base-cell-address="TRA4206_(2017).$A$1"/>
        <table:named-expression table:name="ANNUAL" table:expression="of:=[.#REF!]" table:base-cell-address="TRA4206_(2017).$A$1"/>
        <table:named-range table:name="ANNUK" table:cell-range-address="'file:///C:/2005Publications/RoRo%20Q2_2005/Bulletin205draft.xls'#TABLE1a.$E$8:TABLE1a.$E$14" table:base-cell-address="TRA4206_(2017).$A$1"/>
        <table:named-range table:name="ANNUT" table:cell-range-address="'file:///C:/2005Publications/RoRo%20Q2_2005/Bulletin205draft.xls'#TABLE1a.$M$8:TABLE1a.$M$14" table:base-cell-address="TRA4206_(2017).$A$1"/>
        <table:named-expression table:name="BARQTR" table:expression="of:=[.#REF!]" table:base-cell-address="TRA4206_(2017).$A$1"/>
        <table:named-expression table:name="BELGIUM" table:expression="of:=[.#REF!]" table:base-cell-address="TRA4206_(2017).$A$1"/>
        <table:named-expression table:name="BULL" table:expression="of:=#N/A" table:base-cell-address="TRA4206_(2017).$A$1"/>
        <table:named-range table:name="CAMARA" table:cell-range-address="'file:///C:/2005Publications/RoRo%20Q2_2005/Bulletin205draft.xls'#TABLE1a.$P$4" table:base-cell-address="TRA4206_(2017).$A$1"/>
        <table:named-expression table:name="CategoryTitle" table:expression="of:=[.#REF!]" table:base-cell-address="TRA4206_(2017).$A$1"/>
        <table:named-range table:name="CLONE" table:cell-range-address="'file:///C:/2005Publications/RoRo%20Q2_2005/Bulletin205draft.xls'#TABLE1a.$P$6" table:base-cell-address="TRA4206_(2017).$A$1"/>
        <table:named-expression table:name="DEFLATOR" table:expression="of:=[.#REF!]" table:base-cell-address="TRA4206_(2017).$A$1"/>
        <table:named-expression table:name="dgdsfyh" table:expression="of:=[.#REF!]" table:base-cell-address="TRA4206_(2017).$A$1"/>
        <table:named-expression table:name="DK" table:expression="of:=[.#REF!]" table:base-cell-address="TRA4206_(2017).$A$1"/>
        <table:named-expression table:name="DNK_D" table:expression="of:=[.#REF!]" table:base-cell-address="TRA4206_(2017).$A$1"/>
        <table:named-expression table:name="DOVER" table:expression="of:=#N/A" table:base-cell-address="TRA4206_(2017).$A$1"/>
        <table:named-expression table:name="EIRE" table:expression="of:=[.#REF!]" table:base-cell-address="TRA4206_(2017).$A$1"/>
        <table:named-expression table:name="ENGLISH" table:expression="of:=#N/A" table:base-cell-address="TRA4206_(2017).$A$1"/>
        <table:named-expression table:name="fbegyear" table:expression="of:=[.#REF!]" table:base-cell-address="TRA4206_(2017).$A$1"/>
        <table:named-expression table:name="fendyear" table:expression="of:=[.#REF!]" table:base-cell-address="TRA4206_(2017).$A$1"/>
        <table:named-expression table:name="FL" table:expression="of:=[.#REF!]" table:base-cell-address="TRA4206_(2017).$A$1"/>
        <table:named-expression table:name="Footnotes" table:expression="of:=[.#REF!]" table:base-cell-address="TRA4206_(2017).$A$1"/>
        <table:named-range table:name="FOREIGN" table:cell-range-address="'file:///C:/2005Publications/RoRo%20Q2_2005/Bulletin205draft.xls'#TABLE1a.$P$38:TABLE1a.$P$52" table:base-cell-address="TRA4206_(2017).$A$1"/>
        <table:named-expression table:name="FRANCE" table:expression="of:=[.#REF!]" table:base-cell-address="TRA4206_(2017).$A$1"/>
        <table:named-expression table:name="fyear" table:expression="of:=[.#REF!]" table:base-cell-address="TRA4206_(2017).$A$1"/>
        <table:named-expression table:name="GERMANY" table:expression="of:=[.#REF!]" table:base-cell-address="TRA4206_(2017).$A$1"/>
        <table:named-expression table:name="GraphData" table:expression="of:=['file:///C:/TSGB1998/SECTION1/1-13-98.XLS'#'TIS-INDEX'.$B$13:.$Q$44]~['file:///C:/TSGB1998/SECTION1/1-13-98.XLS'#'TIS-INDEX'.$E$9:.$R$9]" table:base-cell-address="TRA4206_(2017).$A$1"/>
        <table:named-expression table:name="GraphTitle" table:expression="of:=[.#REF!]" table:base-cell-address="TRA4206_(2017).$A$1"/>
        <table:named-expression table:name="ITALY" table:expression="of:=[.#REF!]" table:base-cell-address="TRA4206_(2017).$A$1"/>
        <table:named-expression table:name="NLS" table:expression="of:=[.#REF!]" table:base-cell-address="TRA4206_(2017).$A$1"/>
        <table:named-expression table:name="NONEC" table:expression="of:=[.#REF!]" table:base-cell-address="TRA4206_(2017).$A$1"/>
        <table:named-expression table:name="NORTHSEA" table:expression="of:=#N/A" table:base-cell-address="TRA4206_(2017).$A$1"/>
        <table:named-expression table:name="OldData" table:expression="of:=[.#REF!]" table:base-cell-address="TRA4206_(2017).$A$1"/>
        <table:named-expression table:name="OTHER" table:expression="of:=#N/A" table:base-cell-address="TRA4206_(2017).$A$1"/>
        <table:named-expression table:name="OTHEREC" table:expression="of:=[.#REF!]" table:base-cell-address="TRA4206_(2017).$A$1"/>
        <table:named-expression table:name="PIE" table:expression="of:=[.#REF!]" table:base-cell-address="TRA4206_(2017).$A$1"/>
        <table:named-expression table:name="Print_Area" table:expression="of:=[.#REF!]" table:base-cell-address="TRA4206_(2017).$A$1"/>
        <table:named-range table:name="Print_Area_MI" table:cell-range-address="'file:///C:/2005Publications/RoRo%20Q2_2005/Bulletin205draft.xls'#TABLE1a.$A$1:TABLE1a.$O$37" table:base-cell-address="TRA4206_(2017).$A$1"/>
        <table:named-expression table:name="PUBLISH_Print_Area" table:expression="of:=[.#REF!]" table:base-cell-address="TRA4206_(2017).$A$1"/>
        <table:named-expression table:name="PUBLISH1998_Print_Area" table:expression="of:=[.#REF!]" table:base-cell-address="TRA4206_(2017).$A$1"/>
        <table:named-expression table:name="qryNonEUBreakdown" table:expression="of:=[.#REF!]" table:base-cell-address="TRA4206_(2017).$A$1"/>
        <table:named-expression table:name="QUARTER" table:expression="of:=[.#REF!]" table:base-cell-address="TRA4206_(2017).$A$1"/>
        <table:named-expression table:name="SPAIN" table:expression="of:=[.#REF!]" table:base-cell-address="TRA4206_(2017).$A$1"/>
        <table:named-range table:name="tab" table:cell-range-address="'file:///C:/IRHS/EXCEL/RORO/bulletins/2003/SA%20Changes/SA%20Changes%20to%20bulletin%20-%20draft.xls'#TABLE1a.$U$3" table:base-cell-address="TRA4206_(2017).$A$1"/>
        <table:named-expression table:name="TAB4ALL" table:expression="of:=#N/A" table:base-cell-address="TRA4206_(2017).$A$1"/>
        <table:named-expression table:name="TAB4PV" table:expression="of:=#N/A" table:base-cell-address="TRA4206_(2017).$A$1"/>
        <table:named-expression table:name="TAB4UT" table:expression="of:=#N/A" table:base-cell-address="TRA4206_(2017).$A$1"/>
        <table:named-expression table:name="TableTitle" table:expression="of:=[.#REF!]" table:base-cell-address="TRA4206_(2017).$A$1"/>
        <table:named-expression table:name="testing" table:expression="of:=[.#REF!]" table:base-cell-address="TRA4206_(2017).$A$1"/>
        <table:named-expression table:name="UK" table:expression="of:=#N/A" table:base-cell-address="TRA4206_(2017).$A$1"/>
        <table:named-expression table:name="UT" table:expression="of:=#N/A" table:base-cell-address="TRA4206_(2017).$A$1"/>
        <table:named-expression table:name="ValueTitle" table:expression="of:=[.#REF!]" table:base-cell-address="TRA4206_(2017).$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number-style style:name="N36">
      <number:number number:decimal-places="1" number:min-integer-digits="1"/>
    </number:number-style>
    <number:number-style style:name="N37">
      <number:number number:decimal-places="0" number:min-integer-digits="1">
        <number:embedded-text number:position="0"> </number:embedded-text>
      </number:number>
    </number:number-style>
    <number:number-style style:name="N38">
      <number:number number:decimal-places="1" number:min-integer-digits="1" number:grouping="true"/>
    </number:number-style>
    <number:number-style style:name="N39P0">
      <number:number number:decimal-places="0" number:min-integer-digits="1" number:grouping="true"/>
    </number:number-style>
    <number:number-style style:name="N39P1">
      <number:text>-</number:text>
      <number:number number:decimal-places="0" number:min-integer-digits="1" number:grouping="true"/>
    </number:number-style>
    <number:text-style style:name="N39">
      <number:text>-</number:text>
      <style:map style:condition="value()&gt;0.5" style:apply-style-name="N39P0"/>
      <style:map style:condition="value()&lt;-0.5" style:apply-style-name="N39P1"/>
    </number:text-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omma" style:family="table-cell" style:data-style-name="N40"/>
    <style:style style:name="Comma_32_2" style:display-name="Comma 2" style:family="table-cell" style:data-style-name="N40"/>
    <style:style style:name="Comma_32_4" style:display-name="Comma 4" style:family="table-cell" style:data-style-name="N40"/>
    <style:style style:name="Heading_6._32_New_32_topics" style:display-name="Heading_6. New topics" style:family="table-cell" style:data-style-name="N39">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2" style:display-name="Heading_6. New topics 2" style:family="table-cell" style:data-style-name="N39">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3" style:display-name="Heading_6. New topics 3" style:family="table-cell" style:data-style-name="N39">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3" style:display-name="Hyperlink 3"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2501"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_32_3" style:display-name="Normal_TRA2501 3"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2a"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2a_32_3" style:display-name="Normal_TRA2502a 3"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9901_32_2" style:display-name="Normal_TRA9901 2" style:family="table-cell" style:data-style-name="N0">
      <style:table-cell-properties style:vertical-align="automatic" fo:background-color="transparent"/>
    </style:style>
    <style:style style:name="Normal_TRA9901_32_3" style:display-name="Normal_TRA9901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5in" fo:margin-left="0.53in" fo:margin-right="0.39in" style:print-orientation="landscape" style:print-page-order="ttb" style:first-page-number="continue" style:scale-to="79%"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3T15:06:10Z</meta:creation-date>
    <dc:date>2018-07-03T17:16:38Z</dc:date>
  </office:meta>
</office:document-meta>
</file>